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15cm"/>
    </style:style>
    <style:style style:name="co2" style:family="table-column">
      <style:table-column-properties fo:break-before="auto" style:column-width="3.272cm"/>
    </style:style>
    <style:style style:name="co3" style:family="table-column">
      <style:table-column-properties fo:break-before="auto" style:column-width="1.753cm"/>
    </style:style>
    <style:style style:name="co4" style:family="table-column">
      <style:table-column-properties fo:break-before="auto" style:column-width="2.743cm"/>
    </style:style>
    <style:style style:name="co5" style:family="table-column">
      <style:table-column-properties fo:break-before="auto" style:column-width="9.947cm"/>
    </style:style>
    <style:style style:name="co6" style:family="table-column">
      <style:table-column-properties fo:break-before="auto" style:column-width="1.476cm"/>
    </style:style>
    <style:style style:name="co7" style:family="table-column">
      <style:table-column-properties fo:break-before="auto" style:column-width="4.142cm"/>
    </style:style>
    <style:style style:name="co8" style:family="table-column">
      <style:table-column-properties fo:break-before="auto" style:column-width="4.193cm"/>
    </style:style>
    <style:style style:name="co9" style:family="table-column">
      <style:table-column-properties fo:break-before="auto" style:column-width="1.03cm"/>
    </style:style>
    <style:style style:name="co10" style:family="table-column">
      <style:table-column-properties fo:break-before="auto" style:column-width="2.267cm"/>
    </style:style>
    <style:style style:name="ro1" style:family="table-row">
      <style:table-row-properties style:row-height="2cm" fo:break-before="auto" style:use-optimal-row-height="false"/>
    </style:style>
    <style:style style:name="ro2" style:family="table-row">
      <style:table-row-properties style:row-height="1.612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fo:wrap-option="wrap"/>
      <style:text-properties style:font-name="Arial"/>
    </style:style>
    <style:style style:name="ce2" style:family="table-cell" style:parent-style-name="Default" style:data-style-name="N100">
      <style:text-properties style:font-name="Arial"/>
    </style:style>
    <style:style style:name="ce3" style:family="table-cell" style:parent-style-name="Default" style:data-style-name="N100">
      <style:table-cell-properties fo:background-color="#ffff00" fo:wrap-option="wrap"/>
      <style:text-properties style:font-name="Arial" fo:font-size="10pt"/>
    </style:style>
    <style:style style:name="ce4" style:family="table-cell" style:parent-style-name="Default" style:data-style-name="N100">
      <style:text-properties style:font-name="Arial" fo:font-size="10pt"/>
    </style:style>
    <style:style style:name="ce5" style:family="table-cell" style:parent-style-name="Default" style:data-style-name="N100">
      <style:table-cell-properties fo:background-color="#ffff00" style:text-align-source="fix" style:repeat-content="false" fo:wrap-option="wrap"/>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6" style:family="table-cell" style:parent-style-name="Default" style:data-style-name="N100">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7" style:family="table-cell" style:parent-style-name="Default" style:data-style-name="N100">
      <style:table-cell-properties fo:wrap-option="wrap"/>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1"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8" style:family="table-cell" style:parent-style-name="Default" style:data-style-name="N100">
      <style:table-cell-properties style:text-align-source="fix" style:repeat-content="false"/>
      <style:paragraph-properties fo:text-align="justify"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9" style:family="table-cell" style:parent-style-name="Default" style:data-style-name="N100">
      <style:table-cell-properties style:text-align-source="fix" style:repeat-content="false"/>
      <style:paragraph-properties fo:text-align="justify"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0" style:family="table-cell" style:parent-style-name="Default" style:data-style-name="N100">
      <style:table-cell-properties style:text-align-source="fix" style:repeat-content="false"/>
      <style:paragraph-properties fo:text-align="justify"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fix" style:repeat-content="false"/>
      <style:paragraph-properties fo:text-align="justify" fo:margin-left="0cm"/>
      <style:text-properties style:font-name="Arial" fo:font-size="10pt"/>
    </style:style>
    <style:style style:name="ce12" style:family="table-cell" style:parent-style-name="Default" style:data-style-name="N0">
      <style:table-cell-properties style:cell-protect="none" style:print-content="true"/>
      <style:text-properties style:font-name="Arial" fo:font-size="10pt"/>
    </style:style>
    <style:style style:name="ce13" style:family="table-cell" style:parent-style-name="Default" style:data-style-name="N118">
      <style:table-cell-properties fo:background-color="#ffff00" style:text-align-source="fix" style:repeat-content="false" fo:wrap-option="wrap"/>
      <style:paragraph-properties fo:text-align="justify" fo:margin-left="0cm"/>
      <style:text-properties style:font-name="Arial" fo:font-size="10pt"/>
    </style:style>
    <style:style style:name="ce14" style:family="table-cell" style:parent-style-name="Default" style:data-style-name="N118">
      <style:table-cell-properties style:text-align-source="fix" style:repeat-content="false"/>
      <style:paragraph-properties fo:text-align="justify" fo:margin-left="0cm"/>
      <style:text-properties style:font-name="Arial" fo:font-size="10pt"/>
    </style:style>
    <style:style style:name="ce15" style:family="table-cell" style:parent-style-name="Default">
      <style:text-properties style:font-name="Arial"/>
    </style:style>
    <style:style style:name="ce16" style:family="table-cell" style:parent-style-name="Default" style:data-style-name="N100">
      <style:table-cell-properties fo:background-color="#ffff00" fo:wrap-option="wrap"/>
      <style:text-properties style:font-name="Arial" fo:font-size="10pt" style:font-size-asian="10pt" style:font-size-complex="10pt"/>
    </style:style>
    <style:style style:name="ce17" style:family="table-cell" style:parent-style-name="Default" style:data-style-name="N100">
      <style:text-properties style:font-name="Arial" fo:font-size="10pt" style:font-size-asian="10pt" style:font-size-complex="10pt"/>
    </style:style>
    <style:style style:name="ce1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data-style-name="N100">
      <style:table-cell-properties fo:background-color="#ffff00" style:text-align-source="fix" style:repeat-content="false" fo:wrap-option="wrap"/>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2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data-style-name="N100">
      <style:table-cell-properties style:text-align-source="fix" style:repeat-content="false"/>
      <style:paragraph-properties fo:text-align="justify" fo:margin-left="0cm"/>
      <style:text-properties style:font-name="Arial" fo:font-size="10pt" style:font-size-asian="10pt" style:font-size-complex="10pt"/>
    </style:style>
    <style:style style:name="ce22" style:family="table-cell" style:parent-style-name="Default" style:data-style-name="N118">
      <style:table-cell-properties fo:background-color="#ffff00" style:text-align-source="fix" style:repeat-content="false" fo:wrap-option="wrap"/>
      <style:paragraph-properties fo:text-align="justify" fo:margin-left="0cm"/>
      <style:text-properties style:font-name="Arial" fo:font-size="10pt" style:font-size-asian="10pt" style:font-size-complex="10pt"/>
    </style:style>
    <style:style style:name="ce23" style:family="table-cell" style:parent-style-name="Default" style:data-style-name="N118">
      <style:table-cell-properties style:text-align-source="fix" style:repeat-content="false"/>
      <style:paragraph-properties fo:text-align="justify" fo:margin-left="0cm"/>
      <style:text-properties style:font-name="Arial" fo:font-size="10pt" style:font-size-asian="10pt" style:font-size-complex="10pt"/>
    </style:style>
    <style:style style:name="ce24" style:family="table-cell" style:parent-style-name="Default">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6" style:family="table-cell" style:parent-style-name="Default">
      <style:table-cell-properties style:text-align-source="fix" style:repeat-content="false"/>
      <style:paragraph-properties fo:text-align="justify"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7"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28" style:family="table-cell" style:parent-style-name="Default">
      <style:table-cell-properties style:text-align-source="fix" style:repeat-content="false"/>
      <style:paragraph-properties fo:text-align="justify"/>
      <style:text-properties style:text-outline="false" style:text-line-through-style="none" style:font-name="Arial" fo:font-size="10pt" fo:language="es" fo:country="CO" fo:font-style="normal" fo:text-shadow="none" style:text-underline-style="none" style:text-underline-mode="continuous" style:text-line-through-mode="continuous" style:font-name-asian="Arial" style:font-size-asian="10pt" style:language-asian="en" style:country-asian="US" style:font-style-asian="normal" style:font-weight-asian="normal" style:font-size-complex="10pt" style:language-complex="en" style:country-complex="US" style:font-style-complex="normal" style:text-emphasize="none" style:font-relief="none"/>
    </style:style>
    <style:style style:name="ce29"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text-shadow="none" style:text-underline-style="none" style:text-underline-mode="continuous" style:text-line-through-mode="continuous" style:font-name-asian="Arial2" style:font-size-asian="10pt" style:font-style-asian="normal" style:font-weight-asian="normal" style:font-name-complex="Times New Roman" style:font-size-complex="10pt" style:language-complex="en" style:country-complex="US" style:font-style-complex="normal" style:text-emphasize="none" style:font-relief="none"/>
    </style:style>
    <style:style style:name="gr1" style:family="graphic">
      <style:graphic-properties draw:stroke="solid" svg:stroke-width="0.026cm" svg:stroke-color="#000000" draw:stroke-linejoin="miter" draw:fill="solid" draw:fill-color="#ffffe0" draw:textarea-horizontal-align="justify" draw:textarea-vertical-align="top" draw:auto-grow-height="false" draw:auto-grow-width="false" fo:padding-top="0.056cm" fo:padding-bottom="0.056cm" fo:padding-left="0.056cm" fo:padding-right="0.056cm" fo:wrap-option="no-wrap" draw:shadow="visible" draw:shadow-offset-x="0.035cm" draw:shadow-offset-y="0.035cm" draw:shadow-color="#000000"/>
    </style:style>
    <style:style style:name="P1" style:family="paragraph">
      <style:paragraph-properties fo:text-align="start" style:writing-mode="lr-tb"/>
    </style:style>
    <style:style style:name="T1" style:family="text">
      <style:text-properties fo:color="#000000" style:text-outline="false" style:text-line-through-styl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3" style:family="text">
      <style:text-properties style:font-name="Arial" fo:font-size="10pt"/>
    </style:style>
    <style:style style:name="T4" style:family="text">
      <style:text-properties fo:color="#000000" style:font-name="Arial" fo:font-size="10pt" fo:language="es" fo:country="CO" fo:font-style="italic" fo:font-weight="normal" style:font-name-asian="Arial2" style:language-asian="en" style:country-asian="US" style:font-name-complex="Times New Roman" style:font-size-complex="6.80000019073486pt" style:font-style-complex="italic"/>
    </style:style>
    <style:style style:name="T5" style:family="text">
      <style:text-properties fo:color="#000000" style:font-name="Arial" fo:font-size="10pt" fo:language="es" fo:country="CO" fo:font-style="normal" fo:font-weight="normal" style:font-name-asian="Arial2" style:language-asian="en" style:country-asian="US" style:font-name-complex="Times New Roman" style:font-size-complex="6.80000019073486pt"/>
    </style:style>
    <style:style style:name="T6"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7" style:family="text">
      <style:text-properties fo:color="#000000"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8"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office:automatic-styles>
  <office:body>
    <office:spreadsheet>
      <table:calculation-settings table:case-sensitive="false"/>
      <table:table table:name="event_spa"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default-cell-style-name="ce11"/>
        <table:table-column table:style-name="co6" table:default-cell-style-name="ce4"/>
        <table:table-column table:style-name="co7" table:number-columns-repeated="3" table:default-cell-style-name="ce4"/>
        <table:table-column table:style-name="co8" table:default-cell-style-name="ce14"/>
        <table:table-column table:style-name="co9" table:default-cell-style-name="ce2"/>
        <table:table-column table:style-name="co10" table:number-columns-repeated="242" table:default-cell-style-name="ce4"/>
        <table:table-column table:style-name="co10" table:default-cell-style-name="ce15"/>
        <table:table-row table:style-name="ro1">
          <table:table-cell table:style-name="ce1" office:value-type="string">
            <text:p>/*</text:p>
          </table:table-cell>
          <table:table-cell table:style-name="ce3" office:value-type="string">
            <text:p>EventId</text:p>
          </table:table-cell>
          <table:table-cell table:style-name="ce3" office:value-type="string">
            <text:p>EventLangCode</text:p>
          </table:table-cell>
          <table:table-cell table:style-name="ce3" office:value-type="string">
            <text:p>EventName</text:p>
          </table:table-cell>
          <table:table-cell table:style-name="ce5" office:value-type="string">
            <text:p>EventDesc</text:p>
          </table:table-cell>
          <table:table-cell table:style-name="ce3" office:value-type="string">
            <text:p>EventActive</text:p>
          </table:table-cell>
          <table:table-cell table:style-name="ce3" office:value-type="string">
            <text:p>EventRGBColor</text:p>
          </table:table-cell>
          <table:table-cell table:style-name="ce3" office:value-type="string">
            <text:p>EventKeyWords</text:p>
          </table:table-cell>
          <table:table-cell table:style-name="ce3" office:value-type="string">
            <text:p>EventCreationDate</text:p>
          </table:table-cell>
          <table:table-cell table:style-name="ce13" office:value-type="string">
            <text:p>EventLastUpdate</text:p>
          </table:table-cell>
          <table:table-cell table:style-name="ce1" office:value-type="string">
            <text:p>*/</text:p>
          </table:table-cell>
          <table:table-cell table:number-columns-repeated="243"/>
        </table:table-row>
        <table:table-row table:style-name="ro1">
          <table:table-cell office:value-type="string">
            <text:p>INSERT INTO DI_Event values (</text:p>
          </table:table-cell>
          <table:table-cell office:value-type="string">
            <text:p>ACCIDENT</text:p>
          </table:table-cell>
          <table:table-cell office:value-type="string">
            <text:p>spa</text:p>
          </table:table-cell>
          <table:table-cell office:value-type="string">
            <text:p>Accidente</text:p>
          </table:table-cell>
          <table:table-cell table:style-name="ce6"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office:value-type="string">
            <text:p>True</text:p>
          </table:table-cell>
          <table:table-cell office:value-type="string">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AVALANCHE</text:p>
          </table:table-cell>
          <table:table-cell office:value-type="string">
            <text:p>spa</text:p>
          </table:table-cell>
          <table:table-cell office:value-type="string">
            <text:p>Alud</text:p>
          </table:table-cell>
          <table:table-cell table:style-name="ce6" office:value-type="string">
            <text:p><text:span text:style-name="T3">Desprendi</text:span><text:span text:style-name="T3">miento de </text:span><text:span text:style-name="T3">masas de </text:span><text:span text:style-name="T3">hielo y/o </text:span><text:span text:style-name="T3">nieve. </text:span><text:span text:style-name="T4">Palabras </text:span><text:span text:style-name="T4">claves: </text:span><text:span text:style-name="T5">avalancha</text:span><text:span text:style-name="T5">.</text:span></text:p>
          </table:table-cell>
          <table:table-cell office:value-type="string">
            <text:p>True</text:p>
          </table:table-cell>
          <table:table-cell table:style-name="ce12"/>
          <table:table-cell office:value-type="string">
            <text:p>AVALANCH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ALLUVION</text:p>
          </table:table-cell>
          <table:table-cell office:value-type="string">
            <text:p>spa</text:p>
          </table:table-cell>
          <table:table-cell office:value-type="string">
            <text:p>Aluvión</text:p>
          </table:table-cell>
          <table:table-cell table:style-name="ce7"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office:value-type="string">
            <text:p>True</text:p>
          </table:table-cell>
          <table:table-cell office:value-type="string">
            <text:p>E6E64C</text:p>
          </table:table-cell>
          <table:table-cell office:value-type="string">
            <text:p>ALUV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PATE</text:p>
          </table:table-cell>
          <table:table-cell office:value-type="string">
            <text:p>spa</text:p>
          </table:table-cell>
          <table:table-cell office:value-type="string">
            <text:p>Avenida torrencial</text:p>
          </table:table-cell>
          <table:table-cell table:style-name="ce6"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office:value-type="string">
            <text:p>True</text:p>
          </table:table-cell>
          <table:table-cell office:value-type="string">
            <text:p>4C1900</text:p>
          </table:table-cell>
          <table:table-cell office:value-type="string">
            <text:p>AVENID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BIOLOGICAL</text:p>
          </table:table-cell>
          <table:table-cell office:value-type="string">
            <text:p>spa</text:p>
          </table:table-cell>
          <table:table-cell office:value-type="string">
            <text:p>Biológico</text:p>
          </table:table-cell>
          <table:table-cell table:style-name="ce8"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office:value-type="string">
            <text:p>True</text:p>
          </table:table-cell>
          <table:table-cell office:value-type="string">
            <text:p>314004</text:p>
          </table:table-cell>
          <table:table-cell office:value-type="string">
            <text:p>BIOLOGIC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POLLUTION</text:p>
          </table:table-cell>
          <table:table-cell office:value-type="string">
            <text:p>spa</text:p>
          </table:table-cell>
          <table:table-cell office:value-type="string">
            <text:p>Contaminación</text:p>
          </table:table-cell>
          <table:table-cell table:style-name="ce9" office:value-type="string">
            <text:p>Concentración de sustancias contaminantes en el aire, el agua o los suelos, con niveles perjudiciales para la salud humana, para cultivos o especies animales. </text:p>
          </table:table-cell>
          <table:table-cell office:value-type="string">
            <text:p>True</text:p>
          </table:table-cell>
          <table:table-cell office:value-type="string">
            <text:p>333333</text:p>
          </table:table-cell>
          <table:table-cell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LANDSLIDE</text:p>
          </table:table-cell>
          <table:table-cell office:value-type="string">
            <text:p>spa</text:p>
          </table:table-cell>
          <table:table-cell office:value-type="string">
            <text:p>Deslizamiento</text:p>
          </table:table-cell>
          <table:table-cell table:style-name="ce9"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office:value-type="string">
            <text:p>True</text:p>
          </table:table-cell>
          <table:table-cell office:value-type="string">
            <text:p>AECF00</text:p>
          </table:table-cell>
          <table:table-cell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EPIDEMIC</text:p>
          </table:table-cell>
          <table:table-cell office:value-type="string">
            <text:p>spa</text:p>
          </table:table-cell>
          <table:table-cell office:value-type="string">
            <text:p>Epidemia</text:p>
          </table:table-cell>
          <table:table-cell table:style-name="ce9"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office:value-type="string">
            <text:p>True</text:p>
          </table:table-cell>
          <table:table-cell office:value-type="string">
            <text:p>000000</text:p>
          </table:table-cell>
          <table:table-cell office:value-type="string">
            <text:p>EPIDEM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ERUPTION</text:p>
          </table:table-cell>
          <table:table-cell office:value-type="string">
            <text:p>spa</text:p>
          </table:table-cell>
          <table:table-cell office:value-type="string">
            <text:p>Actividad Volcánica</text:p>
          </table:table-cell>
          <table:table-cell table:style-name="ce9"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office:value-type="string">
            <text:p>True</text:p>
          </table:table-cell>
          <table:table-cell office:value-type="string">
            <text:p>FF0000</text:p>
          </table:table-cell>
          <table:table-cell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LEAK</text:p>
          </table:table-cell>
          <table:table-cell office:value-type="string">
            <text:p>spa</text:p>
          </table:table-cell>
          <table:table-cell office:value-type="string">
            <text:p>Escape</text:p>
          </table:table-cell>
          <table:table-cell table:style-name="ce9" office:value-type="string">
            <text:p>Derrame o fuga de sustancias tóxicas, líquidas, sólidas o gaseosas (p. ej. fuga de gas propano), radioactivas o no, por ejemplo generados por accidentes tecnológicos, por error humano o negligencia.</text:p>
          </table:table-cell>
          <table:table-cell office:value-type="string">
            <text:p>True</text:p>
          </table:table-cell>
          <table:table-cell office:value-type="string">
            <text:p>808080</text:p>
          </table:table-cell>
          <table:table-cell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TRUCTURE</text:p>
          </table:table-cell>
          <table:table-cell office:value-type="string">
            <text:p>spa</text:p>
          </table:table-cell>
          <table:table-cell office:value-type="string">
            <text:p>Colapso estructural</text:p>
          </table:table-cell>
          <table:table-cell table:style-name="ce9"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office:value-type="string">
            <text:p>True</text:p>
          </table:table-cell>
          <table:table-cell office:value-type="string">
            <text:p>CCCCCC</text:p>
          </table:table-cell>
          <table:table-cell office:value-type="string">
            <text:p>ESTRUCTUR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EXPLOSION</text:p>
          </table:table-cell>
          <table:table-cell office:value-type="string">
            <text:p>spa</text:p>
          </table:table-cell>
          <table:table-cell office:value-type="string">
            <text:p>Explosión</text:p>
          </table:table-cell>
          <table:table-cell table:style-name="ce9"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office:value-type="string">
            <text:p>True</text:p>
          </table:table-cell>
          <table:table-cell office:value-type="string">
            <text:p>94006B</text:p>
          </table:table-cell>
          <table:table-cell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FORESTFIRE</text:p>
          </table:table-cell>
          <table:table-cell office:value-type="string">
            <text:p>spa</text:p>
          </table:table-cell>
          <table:table-cell office:value-type="string">
            <text:p>Incendio forestal</text:p>
          </table:table-cell>
          <table:table-cell table:style-name="ce9" office:value-type="string">
            <text:p>Incluye todos los incendios en campo abierto en áreas rurales, sobre bosques nativos, bosques cultivados, praderas, etc.</text:p>
          </table:table-cell>
          <table:table-cell office:value-type="string">
            <text:p>True</text:p>
          </table:table-cell>
          <table:table-cell office:value-type="string">
            <text:p>E6FF00</text:p>
          </table:table-cell>
          <table:table-cell office:value-type="string">
            <text:p>INCENDIOF;FOREST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HAILSTORM</text:p>
          </table:table-cell>
          <table:table-cell office:value-type="string">
            <text:p>spa</text:p>
          </table:table-cell>
          <table:table-cell office:value-type="string">
            <text:p>Granizada</text:p>
          </table:table-cell>
          <table:table-cell table:style-name="ce9" office:value-type="string">
            <text:p>Agua congelada que desciende con violencia de las nubes en granos más o menos duros y gruesos, pero no en copos como la nieve. Palabras claves: granizo.</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FROST</text:p>
          </table:table-cell>
          <table:table-cell office:value-type="string">
            <text:p>spa</text:p>
          </table:table-cell>
          <table:table-cell office:value-type="string">
            <text:p>Helada</text:p>
          </table:table-cell>
          <table:table-cell table:style-name="ce9" office:value-type="string">
            <text:p>Disminución de la temperatura con efectos nocivos en la población, cultivos, bienes y servicios. Palabras claves: ola de frío, friaje.</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HURRICANE</text:p>
          </table:table-cell>
          <table:table-cell office:value-type="string">
            <text:p>spa</text:p>
          </table:table-cell>
          <table:table-cell office:value-type="string">
            <text:p>Huracán</text:p>
          </table:table-cell>
          <table:table-cell table:style-name="ce10"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FIRE</text:p>
          </table:table-cell>
          <table:table-cell office:value-type="string">
            <text:p>spa</text:p>
          </table:table-cell>
          <table:table-cell office:value-type="string">
            <text:p>Incendio</text:p>
          </table:table-cell>
          <table:table-cell table:style-name="ce9" office:value-type="string">
            <text:p>Incendios urbanos, industriales o rurales, diferentes a incendios forestales. </text:p>
          </table:table-cell>
          <table:table-cell office:value-type="string">
            <text:p>True</text:p>
          </table:table-cell>
          <table:table-cell office:value-type="string">
            <text:p>FFFF6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FLOOD</text:p>
          </table:table-cell>
          <table:table-cell office:value-type="string">
            <text:p>spa</text:p>
          </table:table-cell>
          <table:table-cell office:value-type="string">
            <text:p>Inundación</text:p>
          </table:table-cell>
          <table:table-cell table:style-name="ce9" office:value-type="string">
            <text:p>Anegamiento o cubrimiento con agua de un terreno donde se localizen poblaciones, cultivos, bienes o infraestructura. Inundaciones por olas marinas en zonas litorales se reportarán con el término -marejada-.</text:p>
          </table:table-cell>
          <table:table-cell office:value-type="string">
            <text:p>True</text:p>
          </table:table-cell>
          <table:table-cell office:value-type="string">
            <text:p>00458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LIQUEFACTION</text:p>
          </table:table-cell>
          <table:table-cell office:value-type="string">
            <text:p>spa</text:p>
          </table:table-cell>
          <table:table-cell office:value-type="string">
            <text:p>Licuación</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COASTLINE</text:p>
          </table:table-cell>
          <table:table-cell office:value-type="string">
            <text:p>spa</text:p>
          </table:table-cell>
          <table:table-cell office:value-type="string">
            <text:p>Cambio línea de costa</text:p>
          </table:table-cell>
          <table:table-cell table:style-name="ce9"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RAIN</text:p>
          </table:table-cell>
          <table:table-cell office:value-type="string">
            <text:p>spa</text:p>
          </table:table-cell>
          <table:table-cell office:value-type="string">
            <text:p>Lluvias</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office:value-type="string">
            <text:p>True</text:p>
          </table:table-cell>
          <table:table-cell office:value-type="string">
            <text:p>0084D1</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URGE</text:p>
          </table:table-cell>
          <table:table-cell office:value-type="string">
            <text:p>spa</text:p>
          </table:table-cell>
          <table:table-cell office:value-type="string">
            <text:p>Marejada</text:p>
          </table:table-cell>
          <table:table-cell table:style-name="ce9"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office:value-type="string">
            <text:p>True</text:p>
          </table:table-cell>
          <table:table-cell office:value-type="string">
            <text:p>006B6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FOG</text:p>
          </table:table-cell>
          <table:table-cell office:value-type="string">
            <text:p>spa</text:p>
          </table:table-cell>
          <table:table-cell office:value-type="string">
            <text:p>Neblina</text:p>
          </table:table-cell>
          <table:table-cell table:style-name="ce9"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NOWSTORM</text:p>
          </table:table-cell>
          <table:table-cell office:value-type="string">
            <text:p>spa</text:p>
          </table:table-cell>
          <table:table-cell office:value-type="string">
            <text:p>Nevada</text:p>
          </table:table-cell>
          <table:table-cell table:style-name="ce9" office:value-type="string">
            <text:p>Caída y acumulación de nieve. Palabras claves: nieve.</text:p>
          </table:table-cell>
          <table:table-cell office:value-type="string">
            <text:p>True</text:p>
          </table:table-cell>
          <table:table-cell office:value-type="string">
            <text:p>CCFF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HEATWAVE</text:p>
          </table:table-cell>
          <table:table-cell office:value-type="string">
            <text:p>spa</text:p>
          </table:table-cell>
          <table:table-cell office:value-type="string">
            <text:p>Ola de calor</text:p>
          </table:table-cell>
          <table:table-cell table:style-name="ce9" office:value-type="string">
            <text:p>Aumento de la temperatura en una región con efectos sobre poblaciones humanas, cultivos, bienes y servicios.</text:p>
          </table:table-cell>
          <table:table-cell office:value-type="string">
            <text:p>True</text:p>
          </table:table-cell>
          <table:table-cell office:value-type="string">
            <text:p>FF950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PANIC</text:p>
          </table:table-cell>
          <table:table-cell office:value-type="string">
            <text:p>spa</text:p>
          </table:table-cell>
          <table:table-cell office:value-type="string">
            <text:p>Pánico</text:p>
          </table:table-cell>
          <table:table-cell table:style-name="ce9"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PLAGUE</text:p>
          </table:table-cell>
          <table:table-cell office:value-type="string">
            <text:p>spa</text:p>
          </table:table-cell>
          <table:table-cell office:value-type="string">
            <text:p>Plaga</text:p>
          </table:table-cell>
          <table:table-cell table:style-name="ce9" office:value-type="string">
            <text:p>Proliferación de organismos que afectan a comunidades, a la agricultura, a la ganadería o a bienes perecederos almacenados. Por ejemplo: ratas, langostas, abejas africanizadas, etc.</text:p>
          </table:table-cell>
          <table:table-cell office:value-type="string">
            <text:p>True</text:p>
          </table:table-cell>
          <table:table-cell office:value-type="string">
            <text:p>94BD5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EDIMENTATION</text:p>
          </table:table-cell>
          <table:table-cell office:value-type="string">
            <text:p>spa</text:p>
          </table:table-cell>
          <table:table-cell office:value-type="string">
            <text:p>Sedimentación</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office:value-type="string">
            <text:p>True</text:p>
          </table:table-cell>
          <table:table-cell office:value-type="string">
            <text:p>996633</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DROUGHT</text:p>
          </table:table-cell>
          <table:table-cell office:value-type="string">
            <text:p>spa</text:p>
          </table:table-cell>
          <table:table-cell office:value-type="string">
            <text:p>Sequía</text:p>
          </table:table-cell>
          <table:table-cell table:style-name="ce9"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office:value-type="string">
            <text:p>True</text:p>
          </table:table-cell>
          <table:table-cell office:value-type="string">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EARTHQUAKE</text:p>
          </table:table-cell>
          <table:table-cell office:value-type="string">
            <text:p>spa</text:p>
          </table:table-cell>
          <table:table-cell office:value-type="string">
            <text:p>Sism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office:value-type="string">
            <text:p>True</text:p>
          </table:table-cell>
          <table:table-cell office:value-type="string">
            <text:p>C500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TORM</text:p>
          </table:table-cell>
          <table:table-cell office:value-type="string">
            <text:p>spa</text:p>
          </table:table-cell>
          <table:table-cell office:value-type="string">
            <text:p>Tempestad</text:p>
          </table:table-cell>
          <table:table-cell table:style-name="ce9"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office:value-type="string">
            <text:p>True</text:p>
          </table:table-cell>
          <table:table-cell office:value-type="string">
            <text:p>280099</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ELECTRICSTORM</text:p>
          </table:table-cell>
          <table:table-cell office:value-type="string">
            <text:p>spa</text:p>
          </table:table-cell>
          <table:table-cell office:value-type="string">
            <text:p>Tormenta eléctrica</text:p>
          </table:table-cell>
          <table:table-cell table:style-name="ce10"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office:value-type="string">
            <text:p>True</text:p>
          </table:table-cell>
          <table:table-cell office:value-type="string">
            <text:p>4B1F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TORNADO</text:p>
          </table:table-cell>
          <table:table-cell office:value-type="string">
            <text:p>spa</text:p>
          </table:table-cell>
          <table:table-cell office:value-type="string">
            <text:p>Tornado</text:p>
          </table:table-cell>
          <table:table-cell table:style-name="ce9" office:value-type="string">
            <text:p>Columna de vientos fuertes en remolino en forma de embudo que llega a la tierra desde nubes cúmulonimbus. Puede incluir lluvia, granizo y rayos. </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TSUNAMI</text:p>
          </table:table-cell>
          <table:table-cell office:value-type="string">
            <text:p>spa</text:p>
          </table:table-cell>
          <table:table-cell office:value-type="string">
            <text:p>Tsunami</text:p>
          </table:table-cell>
          <table:table-cell table:style-name="ce9"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office:value-type="string">
            <text:p>True</text:p>
          </table:table-cell>
          <table:table-cell office:value-type="string">
            <text:p>9966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TRONGWIND</text:p>
          </table:table-cell>
          <table:table-cell office:value-type="string">
            <text:p>spa</text:p>
          </table:table-cell>
          <table:table-cell office:value-type="string">
            <text:p>Vendaval</text:p>
          </table:table-cell>
          <table:table-cell table:style-name="ce9"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office:value-type="string">
            <text:p>True</text:p>
          </table:table-cell>
          <table:table-cell office:value-type="string">
            <text:p>9999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OTHER</text:p>
          </table:table-cell>
          <table:table-cell office:value-type="string">
            <text:p>spa</text:p>
          </table:table-cell>
          <table:table-cell office:value-type="string">
            <text:p>O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office:value-type="string">
            <text:p>True</text:p>
          </table:table-cell>
          <table:table-cell office:value-type="string">
            <text:p>FFFF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498">
          <table:table-cell table:number-columns-repeated="254"/>
        </table:table-row>
        <table:table-row table:style-name="ro1">
          <table:table-cell table:number-columns-repeated="254"/>
        </table:table-row>
      </table:table>
      <table:table table:name="event_eng" table:style-name="ta1" table:print="false">
        <office:forms form:automatic-focus="false" form:apply-design-mode="false"/>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21"/>
        <table:table-column table:style-name="co6" table:default-cell-style-name="ce17"/>
        <table:table-column table:style-name="co7" table:number-columns-repeated="3" table:default-cell-style-name="ce17"/>
        <table:table-column table:style-name="co8" table:default-cell-style-name="ce23"/>
        <table:table-column table:style-name="co9" table:default-cell-style-name="ce17"/>
        <table:table-column table:style-name="co10" table:number-columns-repeated="242" table:default-cell-style-name="ce17"/>
        <table:table-column table:style-name="co10" table:default-cell-style-name="ce24"/>
        <table:table-row table:style-name="ro2">
          <table:table-cell table:style-name="ce16" office:value-type="string">
            <text:p>/*</text:p>
          </table:table-cell>
          <table:table-cell table:style-name="ce16" office:value-type="string">
            <text:p>EventId</text:p>
          </table:table-cell>
          <table:table-cell table:style-name="ce16" office:value-type="string">
            <text:p>EventLangCode</text:p>
          </table:table-cell>
          <table:table-cell table:style-name="ce16" office:value-type="string">
            <text:p>EventName</text:p>
          </table:table-cell>
          <table:table-cell table:style-name="ce19" office:value-type="string">
            <text:p>EventDesc</text:p>
          </table:table-cell>
          <table:table-cell table:style-name="ce16" office:value-type="string">
            <text:p>EventActive</text:p>
          </table:table-cell>
          <table:table-cell table:style-name="ce16" office:value-type="string">
            <text:p>EventRGBColor</text:p>
          </table:table-cell>
          <table:table-cell table:style-name="ce16" office:value-type="string">
            <text:p>EventKeyWords</text:p>
          </table:table-cell>
          <table:table-cell table:style-name="ce16" office:value-type="string">
            <text:p>EventCreationDate</text:p>
          </table:table-cell>
          <table:table-cell table:style-name="ce22" office:value-type="string">
            <text:p>EventLastUpdate</text:p>
          </table:table-cell>
          <table:table-cell table:style-name="ce16"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CCIDENT</text:p>
          </table:table-cell>
          <table:table-cell office:value-type="string">
            <text:p>eng</text:p>
          </table:table-cell>
          <table:table-cell table:style-name="ce18" office:value-type="string">
            <text:p>Accident</text:p>
          </table:table-cell>
          <table:table-cell table:style-name="ce18"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office:value-type="string">
            <text:p>True</text:p>
          </table:table-cell>
          <table:table-cell office:value-type="string">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VALANCHE</text:p>
          </table:table-cell>
          <table:table-cell office:value-type="string">
            <text:p>eng</text:p>
          </table:table-cell>
          <table:table-cell table:style-name="ce18" office:value-type="string">
            <text:p>Avalanche</text:p>
          </table:table-cell>
          <table:table-cell table:style-name="ce20" office:value-type="string">
            <text:p>Fall or loosening of masses of ice and/or snow. Key words: avalanche.</text:p>
          </table:table-cell>
          <table:table-cell office:value-type="string">
            <text:p>True</text:p>
          </table:table-cell>
          <table:table-cell/>
          <table:table-cell office:value-type="string">
            <text:p>AVALANCH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LLUVION</text:p>
          </table:table-cell>
          <table:table-cell office:value-type="string">
            <text:p>eng</text:p>
          </table:table-cell>
          <table:table-cell table:style-name="ce18" office:value-type="string">
            <text:p>Alluvium</text:p>
          </table:table-cell>
          <table:table-cell table:style-name="ce18"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office:value-type="string">
            <text:p>True</text:p>
          </table:table-cell>
          <table:table-cell office:value-type="string">
            <text:p>E6E64C</text:p>
          </table:table-cell>
          <table:table-cell office:value-type="string">
            <text:p>ALUV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PATE</text:p>
          </table:table-cell>
          <table:table-cell office:value-type="string">
            <text:p>eng</text:p>
          </table:table-cell>
          <table:table-cell table:style-name="ce18" office:value-type="string">
            <text:p>Torrential flow</text:p>
          </table:table-cell>
          <table:table-cell table:style-name="ce18"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office:value-type="string">
            <text:p>True</text:p>
          </table:table-cell>
          <table:table-cell office:value-type="string">
            <text:p>4C1900</text:p>
          </table:table-cell>
          <table:table-cell office:value-type="string">
            <text:p>AVENID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BIOLOGICAL</text:p>
          </table:table-cell>
          <table:table-cell office:value-type="string">
            <text:p>eng</text:p>
          </table:table-cell>
          <table:table-cell table:style-name="ce18" office:value-type="string">
            <text:p>Biological migration or loss</text:p>
          </table:table-cell>
          <table:table-cell table:style-name="ce20"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office:value-type="string">
            <text:p>True</text:p>
          </table:table-cell>
          <table:table-cell office:value-type="string">
            <text:p>314004</text:p>
          </table:table-cell>
          <table:table-cell office:value-type="string">
            <text:p>BIOLOGIC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OLLUTION</text:p>
          </table:table-cell>
          <table:table-cell office:value-type="string">
            <text:p>eng</text:p>
          </table:table-cell>
          <table:table-cell table:style-name="ce18" office:value-type="string">
            <text:p>Contamination</text:p>
          </table:table-cell>
          <table:table-cell table:style-name="ce20" office:value-type="string">
            <text:p>Concentration of contaminating substances in the air, water or soil, at levels which are damaging to human, animal, or plant life.</text:p>
          </table:table-cell>
          <table:table-cell office:value-type="string">
            <text:p>True</text:p>
          </table:table-cell>
          <table:table-cell office:value-type="string">
            <text:p>333333</text:p>
          </table:table-cell>
          <table:table-cell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ANDSLIDE</text:p>
          </table:table-cell>
          <table:table-cell office:value-type="string">
            <text:p>eng</text:p>
          </table:table-cell>
          <table:table-cell table:style-name="ce18" office:value-type="string">
            <text:p>Landslide</text:p>
          </table:table-cell>
          <table:table-cell table:style-name="ce20"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office:value-type="string">
            <text:p>True</text:p>
          </table:table-cell>
          <table:table-cell office:value-type="string">
            <text:p>AECF00</text:p>
          </table:table-cell>
          <table:table-cell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PIDEMIC</text:p>
          </table:table-cell>
          <table:table-cell office:value-type="string">
            <text:p>eng</text:p>
          </table:table-cell>
          <table:table-cell table:style-name="ce18" office:value-type="string">
            <text:p>Epidemic</text:p>
          </table:table-cell>
          <table:table-cell table:style-name="ce20"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office:value-type="string">
            <text:p>True</text:p>
          </table:table-cell>
          <table:table-cell office:value-type="string">
            <text:p>000000</text:p>
          </table:table-cell>
          <table:table-cell office:value-type="string">
            <text:p>EPIDEM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RUPTION</text:p>
          </table:table-cell>
          <table:table-cell office:value-type="string">
            <text:p>eng</text:p>
          </table:table-cell>
          <table:table-cell table:style-name="ce18" office:value-type="string">
            <text:p>Volcanic Activity</text:p>
          </table:table-cell>
          <table:table-cell table:style-name="ce20"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office:value-type="string">
            <text:p>True</text:p>
          </table:table-cell>
          <table:table-cell office:value-type="string">
            <text:p>FF0000</text:p>
          </table:table-cell>
          <table:table-cell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EAK</text:p>
          </table:table-cell>
          <table:table-cell office:value-type="string">
            <text:p>eng</text:p>
          </table:table-cell>
          <table:table-cell table:style-name="ce18" office:value-type="string">
            <text:p>Leak</text:p>
          </table:table-cell>
          <table:table-cell table:style-name="ce20" office:value-type="string">
            <text:p>Seepage or escape of toxic and/or radioactive substances, liquids, solids or gases (e.g., gas leak). This may be caused by technological accidents, by human error or negligence.</text:p>
          </table:table-cell>
          <table:table-cell office:value-type="string">
            <text:p>True</text:p>
          </table:table-cell>
          <table:table-cell office:value-type="string">
            <text:p>808080</text:p>
          </table:table-cell>
          <table:table-cell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UCTURE</text:p>
          </table:table-cell>
          <table:table-cell office:value-type="string">
            <text:p>eng</text:p>
          </table:table-cell>
          <table:table-cell table:style-name="ce18" office:value-type="string">
            <text:p>Structural collapse</text:p>
          </table:table-cell>
          <table:table-cell table:style-name="ce20"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office:value-type="string">
            <text:p>True</text:p>
          </table:table-cell>
          <table:table-cell office:value-type="string">
            <text:p>CCCCCC</text:p>
          </table:table-cell>
          <table:table-cell office:value-type="string">
            <text:p>ESTRUCTUR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XPLOSION</text:p>
          </table:table-cell>
          <table:table-cell office:value-type="string">
            <text:p>eng</text:p>
          </table:table-cell>
          <table:table-cell table:style-name="ce18" office:value-type="string">
            <text:p>Explosion</text:p>
          </table:table-cell>
          <table:table-cell table:style-name="ce20"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office:value-type="string">
            <text:p>True</text:p>
          </table:table-cell>
          <table:table-cell office:value-type="string">
            <text:p>94006B</text:p>
          </table:table-cell>
          <table:table-cell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RESTFIRE</text:p>
          </table:table-cell>
          <table:table-cell office:value-type="string">
            <text:p>eng</text:p>
          </table:table-cell>
          <table:table-cell table:style-name="ce18" office:value-type="string">
            <text:p>Forest fire</text:p>
          </table:table-cell>
          <table:table-cell table:style-name="ce20" office:value-type="string">
            <text:p>Includes all types of fires in open land in rural areas, in natural woods, cultivated forests, meadows, prairies, etc.</text:p>
          </table:table-cell>
          <table:table-cell office:value-type="string">
            <text:p>True</text:p>
          </table:table-cell>
          <table:table-cell office:value-type="string">
            <text:p>E6FF00</text:p>
          </table:table-cell>
          <table:table-cell office:value-type="string">
            <text:p>INCENDIOF</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AILSTORM</text:p>
          </table:table-cell>
          <table:table-cell office:value-type="string">
            <text:p>eng</text:p>
          </table:table-cell>
          <table:table-cell table:style-name="ce18" office:value-type="string">
            <text:p>Hail</text:p>
          </table:table-cell>
          <table:table-cell table:style-name="ce20" office:value-type="string">
            <text:p>Small balls of frozen water which fall violently from clouds, mostly hard and thick, but not in flakes like snow. Key words: sleet, hailstone.</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ROST</text:p>
          </table:table-cell>
          <table:table-cell office:value-type="string">
            <text:p>eng</text:p>
          </table:table-cell>
          <table:table-cell table:style-name="ce18" office:value-type="string">
            <text:p>Frost</text:p>
          </table:table-cell>
          <table:table-cell table:style-name="ce18" office:value-type="string">
            <text:p>Fall in temperature with damaging effects on people, crops, goods and services. Key words: cold front, cold wave, freeze.</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URRICANE</text:p>
          </table:table-cell>
          <table:table-cell office:value-type="string">
            <text:p>eng</text:p>
          </table:table-cell>
          <table:table-cell table:style-name="ce18" office:value-type="string">
            <text:p>Hurricane</text:p>
          </table:table-cell>
          <table:table-cell table:style-name="ce20"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IRE</text:p>
          </table:table-cell>
          <table:table-cell office:value-type="string">
            <text:p>eng</text:p>
          </table:table-cell>
          <table:table-cell table:style-name="ce18" office:value-type="string">
            <text:p>Fire</text:p>
          </table:table-cell>
          <table:table-cell table:style-name="ce20" office:value-type="string">
            <text:p>Urban, industrial or rural fires, as distinct from forest fires.</text:p>
          </table:table-cell>
          <table:table-cell office:value-type="string">
            <text:p>True</text:p>
          </table:table-cell>
          <table:table-cell office:value-type="string">
            <text:p>FFFF6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LOOD</text:p>
          </table:table-cell>
          <table:table-cell office:value-type="string">
            <text:p>eng</text:p>
          </table:table-cell>
          <table:table-cell table:style-name="ce18" office:value-type="string">
            <text:p>Inundation</text:p>
          </table:table-cell>
          <table:table-cell table:style-name="ce20" office:value-type="string">
            <text:p>Flooding or covering with water of an area where people, crops, goods or infrastructure are located. Flooding caused by sea waves in coastal areas will be reported using the term –oceanic surge-.</text:p>
          </table:table-cell>
          <table:table-cell office:value-type="string">
            <text:p>True</text:p>
          </table:table-cell>
          <table:table-cell office:value-type="string">
            <text:p>00458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IQUEFACTION</text:p>
          </table:table-cell>
          <table:table-cell office:value-type="string">
            <text:p>eng</text:p>
          </table:table-cell>
          <table:table-cell table:style-name="ce18" office:value-type="string">
            <text:p>Liquefaction</text:p>
          </table:table-cell>
          <table:table-cell table:style-name="ce20"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COASTLINE</text:p>
          </table:table-cell>
          <table:table-cell office:value-type="string">
            <text:p>eng</text:p>
          </table:table-cell>
          <table:table-cell table:style-name="ce18" office:value-type="string">
            <text:p>Change in coastline</text:p>
          </table:table-cell>
          <table:table-cell table:style-name="ce18" office:value-type="string">
            <text:p>Variation in the coastline and/or maritime areas near the coast. Includes the formation and destruction of islands, beaches and sand-dunes, erosion of cliffs, with effects on population, on navigation, etc.</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RAIN</text:p>
          </table:table-cell>
          <table:table-cell office:value-type="string">
            <text:p>eng</text:p>
          </table:table-cell>
          <table:table-cell table:style-name="ce18" office:value-type="string">
            <text:p>Rainfall</text:p>
          </table:table-cell>
          <table:table-cell table:style-name="ce20"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office:value-type="string">
            <text:p>True</text:p>
          </table:table-cell>
          <table:table-cell office:value-type="string">
            <text:p>0084D1</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URGE</text:p>
          </table:table-cell>
          <table:table-cell office:value-type="string">
            <text:p>eng</text:p>
          </table:table-cell>
          <table:table-cell table:style-name="ce18" office:value-type="string">
            <text:p>Storm surge</text:p>
          </table:table-cell>
          <table:table-cell table:style-name="ce20"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office:value-type="string">
            <text:p>True</text:p>
          </table:table-cell>
          <table:table-cell office:value-type="string">
            <text:p>006B6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G</text:p>
          </table:table-cell>
          <table:table-cell office:value-type="string">
            <text:p>eng</text:p>
          </table:table-cell>
          <table:table-cell table:style-name="ce18" office:value-type="string">
            <text:p>Fog</text:p>
          </table:table-cell>
          <table:table-cell table:style-name="ce20"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NOWSTORM</text:p>
          </table:table-cell>
          <table:table-cell office:value-type="string">
            <text:p>eng</text:p>
          </table:table-cell>
          <table:table-cell table:style-name="ce18" office:value-type="string">
            <text:p>Snowfall</text:p>
          </table:table-cell>
          <table:table-cell table:style-name="ce20" office:value-type="string">
            <text:p>Fall and accumulation of snow. Key words: snow.</text:p>
          </table:table-cell>
          <table:table-cell office:value-type="string">
            <text:p>True</text:p>
          </table:table-cell>
          <table:table-cell office:value-type="string">
            <text:p>CCFF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EATWAVE</text:p>
          </table:table-cell>
          <table:table-cell office:value-type="string">
            <text:p>eng</text:p>
          </table:table-cell>
          <table:table-cell table:style-name="ce18" office:value-type="string">
            <text:p>Heatwave</text:p>
          </table:table-cell>
          <table:table-cell table:style-name="ce20" office:value-type="string">
            <text:p>Increase in temperature in a region which affects people, crops, goods and services.</text:p>
          </table:table-cell>
          <table:table-cell office:value-type="string">
            <text:p>True</text:p>
          </table:table-cell>
          <table:table-cell office:value-type="string">
            <text:p>FF950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ANIC</text:p>
          </table:table-cell>
          <table:table-cell office:value-type="string">
            <text:p>eng</text:p>
          </table:table-cell>
          <table:table-cell table:style-name="ce18" office:value-type="string">
            <text:p>Panic</text:p>
          </table:table-cell>
          <table:table-cell table:style-name="ce20"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LAGUE</text:p>
          </table:table-cell>
          <table:table-cell office:value-type="string">
            <text:p>eng</text:p>
          </table:table-cell>
          <table:table-cell table:style-name="ce18" office:value-type="string">
            <text:p>Plagues</text:p>
          </table:table-cell>
          <table:table-cell table:style-name="ce20" office:value-type="string">
            <text:p>Proliferation of organisms which affect communities, agriculture, livestock or fishing goods. For example: rats, locusts, African bees, etc. </text:p>
          </table:table-cell>
          <table:table-cell office:value-type="string">
            <text:p>True</text:p>
          </table:table-cell>
          <table:table-cell office:value-type="string">
            <text:p>94BD5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EDIMENTATION</text:p>
          </table:table-cell>
          <table:table-cell office:value-type="string">
            <text:p>eng</text:p>
          </table:table-cell>
          <table:table-cell table:style-name="ce18" office:value-type="string">
            <text:p>Sedimentation</text:p>
          </table:table-cell>
          <table:table-cell table:style-name="ce20" office:value-type="string">
            <text:p>Deposits of solid material produced by mass movement of hillside due to superficial erosion, along riverbanks, by flood, flash flood, torrential flow of water, avalanche, tidal surges, or tsunami.</text:p>
          </table:table-cell>
          <table:table-cell office:value-type="string">
            <text:p>True</text:p>
          </table:table-cell>
          <table:table-cell office:value-type="string">
            <text:p>996633</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DROUGHT</text:p>
          </table:table-cell>
          <table:table-cell office:value-type="string">
            <text:p>eng</text:p>
          </table:table-cell>
          <table:table-cell table:style-name="ce18" office:value-type="string">
            <text:p>Drought</text:p>
          </table:table-cell>
          <table:table-cell table:style-name="ce20"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text:span><text:span text:style-name="T7">Exclude</text:span><text:span text:style-name="T7">s – </text:span><text:span text:style-name="T7">Heatwa</text:span><text:span text:style-name="T7">ve – </text:span><text:span text:style-name="T7">although </text:span><text:span text:style-name="T7">a –</text:span><text:span text:style-name="T7">Heatwa</text:span><text:span text:style-name="T7">ve- may </text:span><text:span text:style-name="T7">occur </text:span><text:span text:style-name="T7">during a </text:span><text:span text:style-name="T7">period </text:span><text:span text:style-name="T7">of </text:span><text:span text:style-name="T7">drought. </text:span></text:p>
          </table:table-cell>
          <table:table-cell office:value-type="string">
            <text:p>True</text:p>
          </table:table-cell>
          <table:table-cell office:value-type="string">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ARTHQUAKE</text:p>
          </table:table-cell>
          <table:table-cell office:value-type="string">
            <text:p>eng</text:p>
          </table:table-cell>
          <table:table-cell table:style-name="ce18" office:value-type="string">
            <text:p>Earthquake</text:p>
          </table:table-cell>
          <table:table-cell table:style-name="ce20" office:value-type="string">
            <text:p>An earthquake or a quake is the abrupt shaking of the earth caused by movement of tectonic plates. Key words: tremor, quake, upheaval, seismic movement.</text:p>
          </table:table-cell>
          <table:table-cell office:value-type="string">
            <text:p>True</text:p>
          </table:table-cell>
          <table:table-cell office:value-type="string">
            <text:p>C500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ORM</text:p>
          </table:table-cell>
          <table:table-cell office:value-type="string">
            <text:p>eng</text:p>
          </table:table-cell>
          <table:table-cell table:style-name="ce18" office:value-type="string">
            <text:p>Storm</text:p>
          </table:table-cell>
          <table:table-cell table:style-name="ce18"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office:value-type="string">
            <text:p>True</text:p>
          </table:table-cell>
          <table:table-cell office:value-type="string">
            <text:p>280099</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LECTRICSTORM</text:p>
          </table:table-cell>
          <table:table-cell office:value-type="string">
            <text:p>eng</text:p>
          </table:table-cell>
          <table:table-cell table:style-name="ce18" office:value-type="string">
            <text:p>Electrical storm</text:p>
          </table:table-cell>
          <table:table-cell table:style-name="ce20"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office:value-type="string">
            <text:p>True</text:p>
          </table:table-cell>
          <table:table-cell office:value-type="string">
            <text:p>4B1F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ORNADO</text:p>
          </table:table-cell>
          <table:table-cell office:value-type="string">
            <text:p>eng</text:p>
          </table:table-cell>
          <table:table-cell table:style-name="ce18" office:value-type="string">
            <text:p>Tornado</text:p>
          </table:table-cell>
          <table:table-cell table:style-name="ce20" office:value-type="string">
            <text:p>A column of strong, spinning wind in the shape of a funnel which comes to the earth from cumulonimbus clouds. May include rain, hail and lightning.</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SUNAMI</text:p>
          </table:table-cell>
          <table:table-cell office:value-type="string">
            <text:p>eng</text:p>
          </table:table-cell>
          <table:table-cell table:style-name="ce18" office:value-type="string">
            <text:p>Tsunami</text:p>
          </table:table-cell>
          <table:table-cell table:style-name="ce20"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office:value-type="string">
            <text:p>True</text:p>
          </table:table-cell>
          <table:table-cell office:value-type="string">
            <text:p>9966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ONGWIND</text:p>
          </table:table-cell>
          <table:table-cell office:value-type="string">
            <text:p>eng</text:p>
          </table:table-cell>
          <table:table-cell table:style-name="ce18" office:value-type="string">
            <text:p>Gale</text:p>
          </table:table-cell>
          <table:table-cell table:style-name="ce20" office:value-type="string">
            <text:p>Atmospheric disturbance which generates strong, destructive winds, normally without rain. Excludes –Tornado- and –Cyclone- Key words: wind, strong wind, hurricane-force winds, whirlwind, squall, blizzard, typhoon, gust. <text:s text:c="4"/></text:p>
          </table:table-cell>
          <table:table-cell office:value-type="string">
            <text:p>True</text:p>
          </table:table-cell>
          <table:table-cell office:value-type="string">
            <text:p>9999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OTHER</text:p>
          </table:table-cell>
          <table:table-cell office:value-type="string">
            <text:p>eng</text:p>
          </table:table-cell>
          <table:table-cell table:style-name="ce18" office:value-type="string">
            <text:p>Other</text:p>
          </table:table-cell>
          <table:table-cell table:style-name="ce18"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office:value-type="string">
            <text:p>True</text:p>
          </table:table-cell>
          <table:table-cell office:value-type="string">
            <text:p>FFFF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498">
          <table:table-cell table:number-columns-repeated="254"/>
        </table:table-row>
        <table:table-row table:style-name="ro1">
          <table:table-cell table:number-columns-repeated="254"/>
        </table:table-row>
      </table:table>
      <table:table table:name="event_fre" table:style-name="ta1" table:print="false">
        <office:forms form:automatic-focus="false" form:apply-design-mode="false"/>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21"/>
        <table:table-column table:style-name="co6" table:default-cell-style-name="ce17"/>
        <table:table-column table:style-name="co7" table:number-columns-repeated="3" table:default-cell-style-name="ce17"/>
        <table:table-column table:style-name="co8" table:default-cell-style-name="ce23"/>
        <table:table-column table:style-name="co9" table:default-cell-style-name="ce17"/>
        <table:table-column table:style-name="co10" table:number-columns-repeated="242" table:default-cell-style-name="ce17"/>
        <table:table-column table:style-name="co10" table:default-cell-style-name="ce24"/>
        <table:table-row table:style-name="ro2">
          <table:table-cell table:style-name="ce16" office:value-type="string">
            <text:p>/*</text:p>
          </table:table-cell>
          <table:table-cell table:style-name="ce16" office:value-type="string">
            <text:p>EventId</text:p>
          </table:table-cell>
          <table:table-cell table:style-name="ce16" office:value-type="string">
            <text:p>EventLangCode</text:p>
          </table:table-cell>
          <table:table-cell table:style-name="ce16" office:value-type="string">
            <text:p>EventName</text:p>
          </table:table-cell>
          <table:table-cell table:style-name="ce19" office:value-type="string">
            <text:p>EventDesc</text:p>
          </table:table-cell>
          <table:table-cell table:style-name="ce16" office:value-type="string">
            <text:p>EventActive</text:p>
          </table:table-cell>
          <table:table-cell table:style-name="ce16" office:value-type="string">
            <text:p>EventRGBColor</text:p>
          </table:table-cell>
          <table:table-cell table:style-name="ce16" office:value-type="string">
            <text:p>EventKeyWords</text:p>
          </table:table-cell>
          <table:table-cell table:style-name="ce16" office:value-type="string">
            <text:p>EventCreationDate</text:p>
          </table:table-cell>
          <table:table-cell table:style-name="ce22" office:value-type="string">
            <text:p>EventLastUpdate</text:p>
          </table:table-cell>
          <table:table-cell table:style-name="ce16"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CCIDENT</text:p>
          </table:table-cell>
          <table:table-cell office:value-type="string">
            <text:p>fre</text:p>
          </table:table-cell>
          <table:table-cell table:style-name="ce18" office:value-type="string">
            <text:p>Accident</text:p>
          </table:table-cell>
          <table:table-cell table:style-name="ce18"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office:value-type="string">
            <text:p>True</text:p>
          </table:table-cell>
          <table:table-cell office:value-type="string">
            <text:p>000009</text:p>
          </table:table-cell>
          <table:table-cell office:value-type="string">
            <text:p>ACCIDENT</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VALANCHE</text:p>
          </table:table-cell>
          <table:table-cell office:value-type="string">
            <text:p>fre</text:p>
          </table:table-cell>
          <table:table-cell table:style-name="ce18" office:value-type="string">
            <text:p>Avalanche</text:p>
          </table:table-cell>
          <table:table-cell table:style-name="ce20" office:value-type="string">
            <text:p>Fall or loosening of masses of ice and/or snow. Key words: avalanche.</text:p>
          </table:table-cell>
          <table:table-cell office:value-type="string">
            <text:p>True</text:p>
          </table:table-cell>
          <table:table-cell/>
          <table:table-cell office:value-type="string">
            <text:p>AVALANCH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LLUVION</text:p>
          </table:table-cell>
          <table:table-cell office:value-type="string">
            <text:p>fre</text:p>
          </table:table-cell>
          <table:table-cell table:style-name="ce18" office:value-type="string">
            <text:p>Flash inondations</text:p>
          </table:table-cell>
          <table:table-cell table:style-name="ce18"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office:value-type="string">
            <text:p>True</text:p>
          </table:table-cell>
          <table:table-cell office:value-type="string">
            <text:p>E6E64C</text:p>
          </table:table-cell>
          <table:table-cell office:value-type="string">
            <text:p>ALLUV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PATE</text:p>
          </table:table-cell>
          <table:table-cell office:value-type="string">
            <text:p>fre</text:p>
          </table:table-cell>
          <table:table-cell table:style-name="ce18" office:value-type="string">
            <text:p>Torrentielles débit</text:p>
          </table:table-cell>
          <table:table-cell table:style-name="ce18"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office:value-type="string">
            <text:p>True</text:p>
          </table:table-cell>
          <table:table-cell office:value-type="string">
            <text:p>4C1900</text:p>
          </table:table-cell>
          <table:table-cell office:value-type="string">
            <text:p>AVENID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BIOLOGICAL</text:p>
          </table:table-cell>
          <table:table-cell office:value-type="string">
            <text:p>fre</text:p>
          </table:table-cell>
          <table:table-cell table:style-name="ce18" office:value-type="string">
            <text:p>Biologiques de migration ou de la perte</text:p>
          </table:table-cell>
          <table:table-cell table:style-name="ce20"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office:value-type="string">
            <text:p>True</text:p>
          </table:table-cell>
          <table:table-cell office:value-type="string">
            <text:p>314004</text:p>
          </table:table-cell>
          <table:table-cell office:value-type="string">
            <text:p>BIOLOGIC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OLLUTION</text:p>
          </table:table-cell>
          <table:table-cell office:value-type="string">
            <text:p>fre</text:p>
          </table:table-cell>
          <table:table-cell table:style-name="ce18" office:value-type="string">
            <text:p>La contamination</text:p>
          </table:table-cell>
          <table:table-cell table:style-name="ce20" office:value-type="string">
            <text:p>Concentration of contaminating substances in the air, water or soil, at levels which are damaging to human, animal, or plant life.</text:p>
          </table:table-cell>
          <table:table-cell office:value-type="string">
            <text:p>True</text:p>
          </table:table-cell>
          <table:table-cell office:value-type="string">
            <text:p>333333</text:p>
          </table:table-cell>
          <table:table-cell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ANDSLIDE</text:p>
          </table:table-cell>
          <table:table-cell office:value-type="string">
            <text:p>fre</text:p>
          </table:table-cell>
          <table:table-cell table:style-name="ce18" office:value-type="string">
            <text:p>Glissement de terrain</text:p>
          </table:table-cell>
          <table:table-cell table:style-name="ce20"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office:value-type="string">
            <text:p>True</text:p>
          </table:table-cell>
          <table:table-cell office:value-type="string">
            <text:p>AECF00</text:p>
          </table:table-cell>
          <table:table-cell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PIDEMIC</text:p>
          </table:table-cell>
          <table:table-cell office:value-type="string">
            <text:p>fre</text:p>
          </table:table-cell>
          <table:table-cell table:style-name="ce18" office:value-type="string">
            <text:p>Épidémie</text:p>
          </table:table-cell>
          <table:table-cell table:style-name="ce20"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office:value-type="string">
            <text:p>True</text:p>
          </table:table-cell>
          <table:table-cell office:value-type="string">
            <text:p>000000</text:p>
          </table:table-cell>
          <table:table-cell office:value-type="string">
            <text:p>EPIDEM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RUPTION</text:p>
          </table:table-cell>
          <table:table-cell office:value-type="string">
            <text:p>fre</text:p>
          </table:table-cell>
          <table:table-cell table:style-name="ce18" office:value-type="string">
            <text:p>Activité volcanique</text:p>
          </table:table-cell>
          <table:table-cell table:style-name="ce20"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office:value-type="string">
            <text:p>True</text:p>
          </table:table-cell>
          <table:table-cell office:value-type="string">
            <text:p>FF0000</text:p>
          </table:table-cell>
          <table:table-cell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EAK</text:p>
          </table:table-cell>
          <table:table-cell office:value-type="string">
            <text:p>fre</text:p>
          </table:table-cell>
          <table:table-cell table:style-name="ce18" office:value-type="string">
            <text:p>Fuite</text:p>
          </table:table-cell>
          <table:table-cell table:style-name="ce20" office:value-type="string">
            <text:p>Seepage or escape of toxic and/or radioactive substances, liquids, solids or gases (e.g., gas leak). This may be caused by technological accidents, by human error or negligence.</text:p>
          </table:table-cell>
          <table:table-cell office:value-type="string">
            <text:p>True</text:p>
          </table:table-cell>
          <table:table-cell office:value-type="string">
            <text:p>808080</text:p>
          </table:table-cell>
          <table:table-cell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UCTURE</text:p>
          </table:table-cell>
          <table:table-cell office:value-type="string">
            <text:p>fre</text:p>
          </table:table-cell>
          <table:table-cell table:style-name="ce18" office:value-type="string">
            <text:p>D'écroulement des bâtiments</text:p>
          </table:table-cell>
          <table:table-cell table:style-name="ce20"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office:value-type="string">
            <text:p>True</text:p>
          </table:table-cell>
          <table:table-cell office:value-type="string">
            <text:p>CCCCCC</text:p>
          </table:table-cell>
          <table:table-cell office:value-type="string">
            <text:p>ESTRUCTUR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XPLOSION</text:p>
          </table:table-cell>
          <table:table-cell office:value-type="string">
            <text:p>fre</text:p>
          </table:table-cell>
          <table:table-cell table:style-name="ce18" office:value-type="string">
            <text:p>Explosion</text:p>
          </table:table-cell>
          <table:table-cell table:style-name="ce20"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office:value-type="string">
            <text:p>True</text:p>
          </table:table-cell>
          <table:table-cell office:value-type="string">
            <text:p>94006B</text:p>
          </table:table-cell>
          <table:table-cell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RESTFIRE</text:p>
          </table:table-cell>
          <table:table-cell office:value-type="string">
            <text:p>fre</text:p>
          </table:table-cell>
          <table:table-cell table:style-name="ce18" office:value-type="string">
            <text:p>Des incendies de forêt</text:p>
          </table:table-cell>
          <table:table-cell table:style-name="ce20" office:value-type="string">
            <text:p>Includes all types of fires in open land in rural areas, in natural woods, cultivated forests, meadows, prairies, etc.</text:p>
          </table:table-cell>
          <table:table-cell office:value-type="string">
            <text:p>True</text:p>
          </table:table-cell>
          <table:table-cell office:value-type="string">
            <text:p>E6FF00</text:p>
          </table:table-cell>
          <table:table-cell office:value-type="string">
            <text:p>INCENDIOF</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AILSTORM</text:p>
          </table:table-cell>
          <table:table-cell office:value-type="string">
            <text:p>fre</text:p>
          </table:table-cell>
          <table:table-cell table:style-name="ce18" office:value-type="string">
            <text:p>Hail</text:p>
          </table:table-cell>
          <table:table-cell table:style-name="ce20" office:value-type="string">
            <text:p>Small balls of frozen water which fall violently from clouds, mostly hard and thick, but not in flakes like snow. Key words: sleet, hailstone.</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ROST</text:p>
          </table:table-cell>
          <table:table-cell office:value-type="string">
            <text:p>fre</text:p>
          </table:table-cell>
          <table:table-cell table:style-name="ce18" office:value-type="string">
            <text:p>Frost</text:p>
          </table:table-cell>
          <table:table-cell table:style-name="ce18" office:value-type="string">
            <text:p>Fall in temperature with damaging effects on people, crops, goods and services. Key words: cold front, cold wave, freeze.</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URRICANE</text:p>
          </table:table-cell>
          <table:table-cell office:value-type="string">
            <text:p>fre</text:p>
          </table:table-cell>
          <table:table-cell table:style-name="ce18" office:value-type="string">
            <text:p>L'ouragan</text:p>
          </table:table-cell>
          <table:table-cell table:style-name="ce20"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IRE</text:p>
          </table:table-cell>
          <table:table-cell office:value-type="string">
            <text:p>fre</text:p>
          </table:table-cell>
          <table:table-cell table:style-name="ce18" office:value-type="string">
            <text:p>Incendie</text:p>
          </table:table-cell>
          <table:table-cell table:style-name="ce20" office:value-type="string">
            <text:p>Urban, industrial or rural fires, as distinct from forest fires.</text:p>
          </table:table-cell>
          <table:table-cell office:value-type="string">
            <text:p>True</text:p>
          </table:table-cell>
          <table:table-cell office:value-type="string">
            <text:p>FFFF6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LOOD</text:p>
          </table:table-cell>
          <table:table-cell office:value-type="string">
            <text:p>fre</text:p>
          </table:table-cell>
          <table:table-cell table:style-name="ce18" office:value-type="string">
            <text:p>Inondation</text:p>
          </table:table-cell>
          <table:table-cell table:style-name="ce20" office:value-type="string">
            <text:p>Flooding or covering with water of an area where people, crops, goods or infrastructure are located. Flooding caused by sea waves in coastal areas will be reported using the term –oceanic surge-.</text:p>
          </table:table-cell>
          <table:table-cell office:value-type="string">
            <text:p>True</text:p>
          </table:table-cell>
          <table:table-cell office:value-type="string">
            <text:p>00458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IQUEFACTION</text:p>
          </table:table-cell>
          <table:table-cell office:value-type="string">
            <text:p>fre</text:p>
          </table:table-cell>
          <table:table-cell table:style-name="ce18" office:value-type="string">
            <text:p>Liquéfaction</text:p>
          </table:table-cell>
          <table:table-cell table:style-name="ce20"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COASTLINE</text:p>
          </table:table-cell>
          <table:table-cell office:value-type="string">
            <text:p>fre</text:p>
          </table:table-cell>
          <table:table-cell table:style-name="ce18" office:value-type="string">
            <text:p>Variation de la côte</text:p>
          </table:table-cell>
          <table:table-cell table:style-name="ce18" office:value-type="string">
            <text:p>Variation in the coastline and/or maritime areas near the coast. Includes the formation and destruction of islands, beaches and sand-dunes, erosion of cliffs, with effects on population, on navigation, etc.</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RAIN</text:p>
          </table:table-cell>
          <table:table-cell office:value-type="string">
            <text:p>fre</text:p>
          </table:table-cell>
          <table:table-cell table:style-name="ce18" office:value-type="string">
            <text:p>Les précipitations</text:p>
          </table:table-cell>
          <table:table-cell table:style-name="ce20"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office:value-type="string">
            <text:p>True</text:p>
          </table:table-cell>
          <table:table-cell office:value-type="string">
            <text:p>0084D1</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URGE</text:p>
          </table:table-cell>
          <table:table-cell office:value-type="string">
            <text:p>fre</text:p>
          </table:table-cell>
          <table:table-cell table:style-name="ce18" office:value-type="string">
            <text:p>Des ondes de tempête</text:p>
          </table:table-cell>
          <table:table-cell table:style-name="ce20"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office:value-type="string">
            <text:p>True</text:p>
          </table:table-cell>
          <table:table-cell office:value-type="string">
            <text:p>006B6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G</text:p>
          </table:table-cell>
          <table:table-cell office:value-type="string">
            <text:p>fre</text:p>
          </table:table-cell>
          <table:table-cell table:style-name="ce18" office:value-type="string">
            <text:p>Brouillard</text:p>
          </table:table-cell>
          <table:table-cell table:style-name="ce20"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NOWSTORM</text:p>
          </table:table-cell>
          <table:table-cell office:value-type="string">
            <text:p>fre</text:p>
          </table:table-cell>
          <table:table-cell table:style-name="ce18" office:value-type="string">
            <text:p>Chutes de neige</text:p>
          </table:table-cell>
          <table:table-cell table:style-name="ce20" office:value-type="string">
            <text:p>Fall and accumulation of snow. Key words: snow.</text:p>
          </table:table-cell>
          <table:table-cell office:value-type="string">
            <text:p>True</text:p>
          </table:table-cell>
          <table:table-cell office:value-type="string">
            <text:p>CCFF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EATWAVE</text:p>
          </table:table-cell>
          <table:table-cell office:value-type="string">
            <text:p>fre</text:p>
          </table:table-cell>
          <table:table-cell table:style-name="ce18" office:value-type="string">
            <text:p>Canicule</text:p>
          </table:table-cell>
          <table:table-cell table:style-name="ce20" office:value-type="string">
            <text:p>Increase in temperature in a region which affects people, crops, goods and services.</text:p>
          </table:table-cell>
          <table:table-cell office:value-type="string">
            <text:p>True</text:p>
          </table:table-cell>
          <table:table-cell office:value-type="string">
            <text:p>FF950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ANIC</text:p>
          </table:table-cell>
          <table:table-cell office:value-type="string">
            <text:p>fre</text:p>
          </table:table-cell>
          <table:table-cell table:style-name="ce18" office:value-type="string">
            <text:p>Panic</text:p>
          </table:table-cell>
          <table:table-cell table:style-name="ce20"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LAGUE</text:p>
          </table:table-cell>
          <table:table-cell office:value-type="string">
            <text:p>fre</text:p>
          </table:table-cell>
          <table:table-cell table:style-name="ce18" office:value-type="string">
            <text:p>Plagues</text:p>
          </table:table-cell>
          <table:table-cell table:style-name="ce20" office:value-type="string">
            <text:p>Proliferation of organisms which affect communities, agriculture, livestock or fishing goods. For example: rats, locusts, African bees, etc. </text:p>
          </table:table-cell>
          <table:table-cell office:value-type="string">
            <text:p>True</text:p>
          </table:table-cell>
          <table:table-cell office:value-type="string">
            <text:p>94BD5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EDIMENTATION</text:p>
          </table:table-cell>
          <table:table-cell office:value-type="string">
            <text:p>fre</text:p>
          </table:table-cell>
          <table:table-cell table:style-name="ce18" office:value-type="string">
            <text:p>La sédimentation</text:p>
          </table:table-cell>
          <table:table-cell table:style-name="ce20" office:value-type="string">
            <text:p>Deposits of solid material produced by mass movement of hillside due to superficial erosion, along riverbanks, by flood, flash flood, torrential flow of water, avalanche, tidal surges, or tsunami.</text:p>
          </table:table-cell>
          <table:table-cell office:value-type="string">
            <text:p>True</text:p>
          </table:table-cell>
          <table:table-cell office:value-type="string">
            <text:p>996633</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DROUGHT</text:p>
          </table:table-cell>
          <table:table-cell office:value-type="string">
            <text:p>fre</text:p>
          </table:table-cell>
          <table:table-cell table:style-name="ce18" office:value-type="string">
            <text:p>Touchés par la sécheresse</text:p>
          </table:table-cell>
          <table:table-cell table:style-name="ce20"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text:span><text:span text:style-name="T7">Exclude</text:span><text:span text:style-name="T7">s – </text:span><text:span text:style-name="T7">Heatwa</text:span><text:span text:style-name="T7">ve – </text:span><text:span text:style-name="T7">although </text:span><text:span text:style-name="T7">a –</text:span><text:span text:style-name="T7">Heatwa</text:span><text:span text:style-name="T7">ve- may </text:span><text:span text:style-name="T7">occur </text:span><text:span text:style-name="T7">during a </text:span><text:span text:style-name="T7">period </text:span><text:span text:style-name="T7">of </text:span><text:span text:style-name="T7">drought. </text:span></text:p>
          </table:table-cell>
          <table:table-cell office:value-type="string">
            <text:p>True</text:p>
          </table:table-cell>
          <table:table-cell office:value-type="string">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ARTHQUAKE</text:p>
          </table:table-cell>
          <table:table-cell office:value-type="string">
            <text:p>fre</text:p>
          </table:table-cell>
          <table:table-cell table:style-name="ce18" office:value-type="string">
            <text:p>Tremblement de terre</text:p>
          </table:table-cell>
          <table:table-cell table:style-name="ce20" office:value-type="string">
            <text:p>An earthquake or a quake is the abrupt shaking of the earth caused by movement of tectonic plates. Key words: tremor, quake, upheaval, seismic movement.</text:p>
          </table:table-cell>
          <table:table-cell office:value-type="string">
            <text:p>True</text:p>
          </table:table-cell>
          <table:table-cell office:value-type="string">
            <text:p>C500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ORM</text:p>
          </table:table-cell>
          <table:table-cell office:value-type="string">
            <text:p>fre</text:p>
          </table:table-cell>
          <table:table-cell table:style-name="ce18" office:value-type="string">
            <text:p>Storm</text:p>
          </table:table-cell>
          <table:table-cell table:style-name="ce18"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office:value-type="string">
            <text:p>True</text:p>
          </table:table-cell>
          <table:table-cell office:value-type="string">
            <text:p>280099</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LECTRICSTORM</text:p>
          </table:table-cell>
          <table:table-cell office:value-type="string">
            <text:p>fre</text:p>
          </table:table-cell>
          <table:table-cell table:style-name="ce18" office:value-type="string">
            <text:p>Orage électrique</text:p>
          </table:table-cell>
          <table:table-cell table:style-name="ce20"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office:value-type="string">
            <text:p>True</text:p>
          </table:table-cell>
          <table:table-cell office:value-type="string">
            <text:p>4B1F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ORNADO</text:p>
          </table:table-cell>
          <table:table-cell office:value-type="string">
            <text:p>fre</text:p>
          </table:table-cell>
          <table:table-cell table:style-name="ce18" office:value-type="string">
            <text:p>Tornado</text:p>
          </table:table-cell>
          <table:table-cell table:style-name="ce20" office:value-type="string">
            <text:p>A column of strong, spinning wind in the shape of a funnel which comes to the earth from cumulonimbus clouds. May include rain, hail and lightning.</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SUNAMI</text:p>
          </table:table-cell>
          <table:table-cell office:value-type="string">
            <text:p>fre</text:p>
          </table:table-cell>
          <table:table-cell table:style-name="ce18" office:value-type="string">
            <text:p>Tsunami</text:p>
          </table:table-cell>
          <table:table-cell table:style-name="ce20"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office:value-type="string">
            <text:p>True</text:p>
          </table:table-cell>
          <table:table-cell office:value-type="string">
            <text:p>9966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ONGWIND</text:p>
          </table:table-cell>
          <table:table-cell office:value-type="string">
            <text:p>fre</text:p>
          </table:table-cell>
          <table:table-cell table:style-name="ce18" office:value-type="string">
            <text:p>Gale</text:p>
          </table:table-cell>
          <table:table-cell table:style-name="ce20" office:value-type="string">
            <text:p>Atmospheric disturbance which generates strong, destructive winds, normally without rain. Excludes –Tornado- and –Cyclone- Key words: wind, strong wind, hurricane-force winds, whirlwind, squall, blizzard, typhoon, gust. <text:s text:c="4"/></text:p>
          </table:table-cell>
          <table:table-cell office:value-type="string">
            <text:p>True</text:p>
          </table:table-cell>
          <table:table-cell office:value-type="string">
            <text:p>9999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OTHER</text:p>
          </table:table-cell>
          <table:table-cell office:value-type="string">
            <text:p>fre</text:p>
          </table:table-cell>
          <table:table-cell table:style-name="ce18" office:value-type="string">
            <text:p>Autre</text:p>
          </table:table-cell>
          <table:table-cell table:style-name="ce18"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office:value-type="string">
            <text:p>True</text:p>
          </table:table-cell>
          <table:table-cell office:value-type="string">
            <text:p>FFFF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498">
          <table:table-cell table:number-columns-repeated="254"/>
        </table:table-row>
        <table:table-row table:style-name="ro1">
          <table:table-cell table:number-columns-repeated="254"/>
        </table:table-row>
      </table:table>
      <table:table table:name="event_por" table:style-name="ta1" table:print="false">
        <office:forms form:automatic-focus="false" form:apply-design-mode="false"/>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21"/>
        <table:table-column table:style-name="co6" table:default-cell-style-name="ce17"/>
        <table:table-column table:style-name="co7" table:number-columns-repeated="3" table:default-cell-style-name="ce17"/>
        <table:table-column table:style-name="co8" table:default-cell-style-name="ce23"/>
        <table:table-column table:style-name="co9" table:default-cell-style-name="ce17"/>
        <table:table-column table:style-name="co10" table:number-columns-repeated="242" table:default-cell-style-name="ce17"/>
        <table:table-column table:style-name="co10" table:default-cell-style-name="ce24"/>
        <table:table-row table:style-name="ro2">
          <table:table-cell table:style-name="ce16" office:value-type="string">
            <text:p>/*</text:p>
          </table:table-cell>
          <table:table-cell table:style-name="ce16" office:value-type="string">
            <text:p>EventId</text:p>
          </table:table-cell>
          <table:table-cell table:style-name="ce16" office:value-type="string">
            <text:p>EventLangCode</text:p>
          </table:table-cell>
          <table:table-cell table:style-name="ce16" office:value-type="string">
            <text:p>EventName</text:p>
          </table:table-cell>
          <table:table-cell table:style-name="ce19" office:value-type="string">
            <text:p>EventDesc</text:p>
          </table:table-cell>
          <table:table-cell table:style-name="ce16" office:value-type="string">
            <text:p>EventActive</text:p>
          </table:table-cell>
          <table:table-cell table:style-name="ce16" office:value-type="string">
            <text:p>EventRGBColor</text:p>
          </table:table-cell>
          <table:table-cell table:style-name="ce16" office:value-type="string">
            <text:p>EventKeyWords</text:p>
          </table:table-cell>
          <table:table-cell table:style-name="ce16" office:value-type="string">
            <text:p>EventCreationDate</text:p>
          </table:table-cell>
          <table:table-cell table:style-name="ce22" office:value-type="string">
            <text:p>EventLastUpdate</text:p>
          </table:table-cell>
          <table:table-cell table:style-name="ce16"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CCIDENT</text:p>
          </table:table-cell>
          <table:table-cell office:value-type="string">
            <text:p>por</text:p>
          </table:table-cell>
          <table:table-cell table:style-name="ce18" office:value-type="string">
            <text:p>Accidente</text:p>
          </table:table-cell>
          <table:table-cell table:style-name="ce18"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office:value-type="string">
            <text:p>True</text:p>
          </table:table-cell>
          <table:table-cell office:value-type="string">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VALANCHE</text:p>
          </table:table-cell>
          <table:table-cell office:value-type="string">
            <text:p>por</text:p>
          </table:table-cell>
          <table:table-cell table:style-name="ce18" office:value-type="string">
            <text:p>Avalanche</text:p>
          </table:table-cell>
          <table:table-cell table:style-name="ce20" office:value-type="string">
            <text:p>Fall or loosening of masses of ice and/or snow. Key words: avalanche.</text:p>
          </table:table-cell>
          <table:table-cell office:value-type="string">
            <text:p>True</text:p>
          </table:table-cell>
          <table:table-cell/>
          <table:table-cell office:value-type="string">
            <text:p>AVALANCH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LLUVION</text:p>
          </table:table-cell>
          <table:table-cell office:value-type="string">
            <text:p>por</text:p>
          </table:table-cell>
          <table:table-cell table:style-name="ce18" office:value-type="string">
            <text:p>Flash inundação</text:p>
          </table:table-cell>
          <table:table-cell table:style-name="ce18"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office:value-type="string">
            <text:p>True</text:p>
          </table:table-cell>
          <table:table-cell office:value-type="string">
            <text:p>E6E64C</text:p>
          </table:table-cell>
          <table:table-cell office:value-type="string">
            <text:p>ALUV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PATE</text:p>
          </table:table-cell>
          <table:table-cell office:value-type="string">
            <text:p>por</text:p>
          </table:table-cell>
          <table:table-cell table:style-name="ce18" office:value-type="string">
            <text:p>Torrenciais fluxo</text:p>
          </table:table-cell>
          <table:table-cell table:style-name="ce18"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office:value-type="string">
            <text:p>True</text:p>
          </table:table-cell>
          <table:table-cell office:value-type="string">
            <text:p>4C1900</text:p>
          </table:table-cell>
          <table:table-cell office:value-type="string">
            <text:p>AVENID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BIOLOGICAL</text:p>
          </table:table-cell>
          <table:table-cell office:value-type="string">
            <text:p>por</text:p>
          </table:table-cell>
          <table:table-cell table:style-name="ce18" office:value-type="string">
            <text:p>Biológicas migração ou perda</text:p>
          </table:table-cell>
          <table:table-cell table:style-name="ce20"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office:value-type="string">
            <text:p>True</text:p>
          </table:table-cell>
          <table:table-cell office:value-type="string">
            <text:p>314004</text:p>
          </table:table-cell>
          <table:table-cell office:value-type="string">
            <text:p>BIOLOGIC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OLLUTION</text:p>
          </table:table-cell>
          <table:table-cell office:value-type="string">
            <text:p>por</text:p>
          </table:table-cell>
          <table:table-cell table:style-name="ce18" office:value-type="string">
            <text:p>Contaminação</text:p>
          </table:table-cell>
          <table:table-cell table:style-name="ce20" office:value-type="string">
            <text:p>Concentration of contaminating substances in the air, water or soil, at levels which are damaging to human, animal, or plant life.</text:p>
          </table:table-cell>
          <table:table-cell office:value-type="string">
            <text:p>True</text:p>
          </table:table-cell>
          <table:table-cell office:value-type="string">
            <text:p>333333</text:p>
          </table:table-cell>
          <table:table-cell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ANDSLIDE</text:p>
          </table:table-cell>
          <table:table-cell office:value-type="string">
            <text:p>por</text:p>
          </table:table-cell>
          <table:table-cell table:style-name="ce18" office:value-type="string">
            <text:p>Landslide</text:p>
          </table:table-cell>
          <table:table-cell table:style-name="ce20"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office:value-type="string">
            <text:p>True</text:p>
          </table:table-cell>
          <table:table-cell office:value-type="string">
            <text:p>AECF00</text:p>
          </table:table-cell>
          <table:table-cell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PIDEMIC</text:p>
          </table:table-cell>
          <table:table-cell office:value-type="string">
            <text:p>por</text:p>
          </table:table-cell>
          <table:table-cell table:style-name="ce18" office:value-type="string">
            <text:p>Epidemia</text:p>
          </table:table-cell>
          <table:table-cell table:style-name="ce20"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office:value-type="string">
            <text:p>True</text:p>
          </table:table-cell>
          <table:table-cell office:value-type="string">
            <text:p>000000</text:p>
          </table:table-cell>
          <table:table-cell office:value-type="string">
            <text:p>EPIDEM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RUPTION</text:p>
          </table:table-cell>
          <table:table-cell office:value-type="string">
            <text:p>por</text:p>
          </table:table-cell>
          <table:table-cell table:style-name="ce18" office:value-type="string">
            <text:p>Actividade vulcânica</text:p>
          </table:table-cell>
          <table:table-cell table:style-name="ce20"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office:value-type="string">
            <text:p>True</text:p>
          </table:table-cell>
          <table:table-cell office:value-type="string">
            <text:p>FF0000</text:p>
          </table:table-cell>
          <table:table-cell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EAK</text:p>
          </table:table-cell>
          <table:table-cell office:value-type="string">
            <text:p>por</text:p>
          </table:table-cell>
          <table:table-cell table:style-name="ce18" office:value-type="string">
            <text:p>Fuga</text:p>
          </table:table-cell>
          <table:table-cell table:style-name="ce20" office:value-type="string">
            <text:p>Seepage or escape of toxic and/or radioactive substances, liquids, solids or gases (e.g., gas leak). This may be caused by technological accidents, by human error or negligence.</text:p>
          </table:table-cell>
          <table:table-cell office:value-type="string">
            <text:p>True</text:p>
          </table:table-cell>
          <table:table-cell office:value-type="string">
            <text:p>808080</text:p>
          </table:table-cell>
          <table:table-cell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UCTURE</text:p>
          </table:table-cell>
          <table:table-cell office:value-type="string">
            <text:p>por</text:p>
          </table:table-cell>
          <table:table-cell table:style-name="ce18" office:value-type="string">
            <text:p>Colapso estrutural</text:p>
          </table:table-cell>
          <table:table-cell table:style-name="ce20"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office:value-type="string">
            <text:p>True</text:p>
          </table:table-cell>
          <table:table-cell office:value-type="string">
            <text:p>CCCCCC</text:p>
          </table:table-cell>
          <table:table-cell office:value-type="string">
            <text:p>ESTRUCTUR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XPLOSION</text:p>
          </table:table-cell>
          <table:table-cell office:value-type="string">
            <text:p>por</text:p>
          </table:table-cell>
          <table:table-cell table:style-name="ce18" office:value-type="string">
            <text:p>Explosão</text:p>
          </table:table-cell>
          <table:table-cell table:style-name="ce20"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office:value-type="string">
            <text:p>True</text:p>
          </table:table-cell>
          <table:table-cell office:value-type="string">
            <text:p>94006B</text:p>
          </table:table-cell>
          <table:table-cell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RESTFIRE</text:p>
          </table:table-cell>
          <table:table-cell office:value-type="string">
            <text:p>por</text:p>
          </table:table-cell>
          <table:table-cell table:style-name="ce18" office:value-type="string">
            <text:p>Incêndio florestal</text:p>
          </table:table-cell>
          <table:table-cell table:style-name="ce20" office:value-type="string">
            <text:p>Includes all types of fires in open land in rural areas, in natural woods, cultivated forests, meadows, prairies, etc.</text:p>
          </table:table-cell>
          <table:table-cell office:value-type="string">
            <text:p>True</text:p>
          </table:table-cell>
          <table:table-cell office:value-type="string">
            <text:p>E6FF00</text:p>
          </table:table-cell>
          <table:table-cell office:value-type="string">
            <text:p>INCENDIOF</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AILSTORM</text:p>
          </table:table-cell>
          <table:table-cell office:value-type="string">
            <text:p>por</text:p>
          </table:table-cell>
          <table:table-cell table:style-name="ce18" office:value-type="string">
            <text:p>Granizo</text:p>
          </table:table-cell>
          <table:table-cell table:style-name="ce20" office:value-type="string">
            <text:p>Small balls of frozen water which fall violently from clouds, mostly hard and thick, but not in flakes like snow. Key words: sleet, hailstone.</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ROST</text:p>
          </table:table-cell>
          <table:table-cell office:value-type="string">
            <text:p>por</text:p>
          </table:table-cell>
          <table:table-cell table:style-name="ce18" office:value-type="string">
            <text:p>Frost</text:p>
          </table:table-cell>
          <table:table-cell table:style-name="ce18" office:value-type="string">
            <text:p>Fall in temperature with damaging effects on people, crops, goods and services. Key words: cold front, cold wave, freeze.</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URRICANE</text:p>
          </table:table-cell>
          <table:table-cell office:value-type="string">
            <text:p>por</text:p>
          </table:table-cell>
          <table:table-cell table:style-name="ce18" office:value-type="string">
            <text:p>Furacão</text:p>
          </table:table-cell>
          <table:table-cell table:style-name="ce20"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IRE</text:p>
          </table:table-cell>
          <table:table-cell office:value-type="string">
            <text:p>por</text:p>
          </table:table-cell>
          <table:table-cell table:style-name="ce18" office:value-type="string">
            <text:p>Fogo</text:p>
          </table:table-cell>
          <table:table-cell table:style-name="ce20" office:value-type="string">
            <text:p>Urban, industrial or rural fires, as distinct from forest fires.</text:p>
          </table:table-cell>
          <table:table-cell office:value-type="string">
            <text:p>True</text:p>
          </table:table-cell>
          <table:table-cell office:value-type="string">
            <text:p>FFFF6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LOOD</text:p>
          </table:table-cell>
          <table:table-cell office:value-type="string">
            <text:p>por</text:p>
          </table:table-cell>
          <table:table-cell table:style-name="ce18" office:value-type="string">
            <text:p>Inundações</text:p>
          </table:table-cell>
          <table:table-cell table:style-name="ce20" office:value-type="string">
            <text:p>Flooding or covering with water of an area where people, crops, goods or infrastructure are located. Flooding caused by sea waves in coastal areas will be reported using the term –oceanic surge-.</text:p>
          </table:table-cell>
          <table:table-cell office:value-type="string">
            <text:p>True</text:p>
          </table:table-cell>
          <table:table-cell office:value-type="string">
            <text:p>00458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IQUEFACTION</text:p>
          </table:table-cell>
          <table:table-cell office:value-type="string">
            <text:p>por</text:p>
          </table:table-cell>
          <table:table-cell table:style-name="ce18" office:value-type="string">
            <text:p>Liquefacção</text:p>
          </table:table-cell>
          <table:table-cell table:style-name="ce20"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COASTLINE</text:p>
          </table:table-cell>
          <table:table-cell office:value-type="string">
            <text:p>por</text:p>
          </table:table-cell>
          <table:table-cell table:style-name="ce18" office:value-type="string">
            <text:p>Mudança no litoral</text:p>
          </table:table-cell>
          <table:table-cell table:style-name="ce18" office:value-type="string">
            <text:p>Variation in the coastline and/or maritime areas near the coast. Includes the formation and destruction of islands, beaches and sand-dunes, erosion of cliffs, with effects on population, on navigation, etc.</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RAIN</text:p>
          </table:table-cell>
          <table:table-cell office:value-type="string">
            <text:p>por</text:p>
          </table:table-cell>
          <table:table-cell table:style-name="ce18" office:value-type="string">
            <text:p>Pluviosidade</text:p>
          </table:table-cell>
          <table:table-cell table:style-name="ce20"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office:value-type="string">
            <text:p>True</text:p>
          </table:table-cell>
          <table:table-cell office:value-type="string">
            <text:p>0084D1</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URGE</text:p>
          </table:table-cell>
          <table:table-cell office:value-type="string">
            <text:p>por</text:p>
          </table:table-cell>
          <table:table-cell table:style-name="ce18" office:value-type="string">
            <text:p>Storm aumento súbito</text:p>
          </table:table-cell>
          <table:table-cell table:style-name="ce20"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office:value-type="string">
            <text:p>True</text:p>
          </table:table-cell>
          <table:table-cell office:value-type="string">
            <text:p>006B6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G</text:p>
          </table:table-cell>
          <table:table-cell office:value-type="string">
            <text:p>por</text:p>
          </table:table-cell>
          <table:table-cell table:style-name="ce18" office:value-type="string">
            <text:p>Nevoeiro</text:p>
          </table:table-cell>
          <table:table-cell table:style-name="ce20"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NOWSTORM</text:p>
          </table:table-cell>
          <table:table-cell office:value-type="string">
            <text:p>por</text:p>
          </table:table-cell>
          <table:table-cell table:style-name="ce18" office:value-type="string">
            <text:p>Neve</text:p>
          </table:table-cell>
          <table:table-cell table:style-name="ce20" office:value-type="string">
            <text:p>Fall and accumulation of snow. Key words: snow.</text:p>
          </table:table-cell>
          <table:table-cell office:value-type="string">
            <text:p>True</text:p>
          </table:table-cell>
          <table:table-cell office:value-type="string">
            <text:p>CCFF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EATWAVE</text:p>
          </table:table-cell>
          <table:table-cell office:value-type="string">
            <text:p>por</text:p>
          </table:table-cell>
          <table:table-cell table:style-name="ce18" office:value-type="string">
            <text:p>Heatwave</text:p>
          </table:table-cell>
          <table:table-cell table:style-name="ce20" office:value-type="string">
            <text:p>Increase in temperature in a region which affects people, crops, goods and services.</text:p>
          </table:table-cell>
          <table:table-cell office:value-type="string">
            <text:p>True</text:p>
          </table:table-cell>
          <table:table-cell office:value-type="string">
            <text:p>FF950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ANIC</text:p>
          </table:table-cell>
          <table:table-cell office:value-type="string">
            <text:p>por</text:p>
          </table:table-cell>
          <table:table-cell table:style-name="ce18" office:value-type="string">
            <text:p>Panic</text:p>
          </table:table-cell>
          <table:table-cell table:style-name="ce20"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LAGUE</text:p>
          </table:table-cell>
          <table:table-cell office:value-type="string">
            <text:p>por</text:p>
          </table:table-cell>
          <table:table-cell table:style-name="ce18" office:value-type="string">
            <text:p>Pragas</text:p>
          </table:table-cell>
          <table:table-cell table:style-name="ce20" office:value-type="string">
            <text:p>Proliferation of organisms which affect communities, agriculture, livestock or fishing goods. For example: rats, locusts, African bees, etc. </text:p>
          </table:table-cell>
          <table:table-cell office:value-type="string">
            <text:p>True</text:p>
          </table:table-cell>
          <table:table-cell office:value-type="string">
            <text:p>94BD5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EDIMENTATION</text:p>
          </table:table-cell>
          <table:table-cell office:value-type="string">
            <text:p>por</text:p>
          </table:table-cell>
          <table:table-cell table:style-name="ce18" office:value-type="string">
            <text:p>Sedimentação</text:p>
          </table:table-cell>
          <table:table-cell table:style-name="ce20" office:value-type="string">
            <text:p>Deposits of solid material produced by mass movement of hillside due to superficial erosion, along riverbanks, by flood, flash flood, torrential flow of water, avalanche, tidal surges, or tsunami.</text:p>
          </table:table-cell>
          <table:table-cell office:value-type="string">
            <text:p>True</text:p>
          </table:table-cell>
          <table:table-cell office:value-type="string">
            <text:p>996633</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DROUGHT</text:p>
          </table:table-cell>
          <table:table-cell office:value-type="string">
            <text:p>por</text:p>
          </table:table-cell>
          <table:table-cell table:style-name="ce18" office:value-type="string">
            <text:p>Seca</text:p>
          </table:table-cell>
          <table:table-cell table:style-name="ce20"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text:span><text:span text:style-name="T7">Exclude</text:span><text:span text:style-name="T7">s – </text:span><text:span text:style-name="T7">Heatwa</text:span><text:span text:style-name="T7">ve – </text:span><text:span text:style-name="T7">although </text:span><text:span text:style-name="T7">a –</text:span><text:span text:style-name="T7">Heatwa</text:span><text:span text:style-name="T7">ve- may </text:span><text:span text:style-name="T7">occur </text:span><text:span text:style-name="T7">during a </text:span><text:span text:style-name="T7">period </text:span><text:span text:style-name="T7">of </text:span><text:span text:style-name="T7">drought. </text:span></text:p>
          </table:table-cell>
          <table:table-cell office:value-type="string">
            <text:p>True</text:p>
          </table:table-cell>
          <table:table-cell office:value-type="string">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ARTHQUAKE</text:p>
          </table:table-cell>
          <table:table-cell office:value-type="string">
            <text:p>por</text:p>
          </table:table-cell>
          <table:table-cell table:style-name="ce18" office:value-type="string">
            <text:p>Terremoto</text:p>
          </table:table-cell>
          <table:table-cell table:style-name="ce20" office:value-type="string">
            <text:p>An earthquake or a quake is the abrupt shaking of the earth caused by movement of tectonic plates. Key words: tremor, quake, upheaval, seismic movement.</text:p>
          </table:table-cell>
          <table:table-cell office:value-type="string">
            <text:p>True</text:p>
          </table:table-cell>
          <table:table-cell office:value-type="string">
            <text:p>C500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ORM</text:p>
          </table:table-cell>
          <table:table-cell office:value-type="string">
            <text:p>por</text:p>
          </table:table-cell>
          <table:table-cell table:style-name="ce18" office:value-type="string">
            <text:p>Storm</text:p>
          </table:table-cell>
          <table:table-cell table:style-name="ce18"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office:value-type="string">
            <text:p>True</text:p>
          </table:table-cell>
          <table:table-cell office:value-type="string">
            <text:p>280099</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LECTRICSTORM</text:p>
          </table:table-cell>
          <table:table-cell office:value-type="string">
            <text:p>por</text:p>
          </table:table-cell>
          <table:table-cell table:style-name="ce18" office:value-type="string">
            <text:p>Tempestades elétricas</text:p>
          </table:table-cell>
          <table:table-cell table:style-name="ce20"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office:value-type="string">
            <text:p>True</text:p>
          </table:table-cell>
          <table:table-cell office:value-type="string">
            <text:p>4B1F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ORNADO</text:p>
          </table:table-cell>
          <table:table-cell office:value-type="string">
            <text:p>por</text:p>
          </table:table-cell>
          <table:table-cell table:style-name="ce18" office:value-type="string">
            <text:p>Tornado</text:p>
          </table:table-cell>
          <table:table-cell table:style-name="ce20" office:value-type="string">
            <text:p>A column of strong, spinning wind in the shape of a funnel which comes to the earth from cumulonimbus clouds. May include rain, hail and lightning.</text:p>
          </table:table-cell>
          <table:table-cell office:value-type="string">
            <text:p>True</text:p>
          </table:table-cell>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SUNAMI</text:p>
          </table:table-cell>
          <table:table-cell office:value-type="string">
            <text:p>por</text:p>
          </table:table-cell>
          <table:table-cell table:style-name="ce18" office:value-type="string">
            <text:p>Tsunami</text:p>
          </table:table-cell>
          <table:table-cell table:style-name="ce20"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office:value-type="string">
            <text:p>True</text:p>
          </table:table-cell>
          <table:table-cell office:value-type="string">
            <text:p>9966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ONGWIND</text:p>
          </table:table-cell>
          <table:table-cell office:value-type="string">
            <text:p>por</text:p>
          </table:table-cell>
          <table:table-cell table:style-name="ce18" office:value-type="string">
            <text:p>Gale</text:p>
          </table:table-cell>
          <table:table-cell table:style-name="ce20" office:value-type="string">
            <text:p>Atmospheric disturbance which generates strong, destructive winds, normally without rain. Excludes –Tornado- and –Cyclone- Key words: wind, strong wind, hurricane-force winds, whirlwind, squall, blizzard, typhoon, gust. <text:s text:c="4"/></text:p>
          </table:table-cell>
          <table:table-cell office:value-type="string">
            <text:p>True</text:p>
          </table:table-cell>
          <table:table-cell office:value-type="string">
            <text:p>9999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OTHER</text:p>
          </table:table-cell>
          <table:table-cell office:value-type="string">
            <text:p>por</text:p>
          </table:table-cell>
          <table:table-cell table:style-name="ce18" office:value-type="string">
            <text:p>Outro</text:p>
          </table:table-cell>
          <table:table-cell table:style-name="ce18"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office:value-type="string">
            <text:p>True</text:p>
          </table:table-cell>
          <table:table-cell office:value-type="string">
            <text:p>FFFF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498">
          <table:table-cell table:number-columns-repeated="254"/>
        </table:table-row>
        <table:table-row table:style-name="ro1">
          <table:table-cell table:number-columns-repeated="254"/>
        </table:table-row>
      </table:table>
      <table:table table:name="cause_spa" table:style-name="ta1" table:print="false">
        <office:forms form:automatic-focus="false" form:apply-design-mode="false"/>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21"/>
        <table:table-column table:style-name="co6" table:default-cell-style-name="ce17"/>
        <table:table-column table:style-name="co7" table:number-columns-repeated="3" table:default-cell-style-name="ce17"/>
        <table:table-column table:style-name="co8" table:default-cell-style-name="ce23"/>
        <table:table-column table:style-name="co9" table:default-cell-style-name="ce17"/>
        <table:table-column table:style-name="co10" table:number-columns-repeated="242" table:default-cell-style-name="ce17"/>
        <table:table-column table:style-name="co10" table:default-cell-style-name="ce24"/>
        <table:table-row table:style-name="ro2">
          <table:table-cell table:style-name="ce16" office:value-type="string">
            <text:p>/*</text:p>
          </table:table-cell>
          <table:table-cell table:style-name="ce16" office:value-type="string">
            <text:p>CauseId</text:p>
          </table:table-cell>
          <table:table-cell table:style-name="ce16" office:value-type="string">
            <text:p>CauseLangCode</text:p>
          </table:table-cell>
          <table:table-cell table:style-name="ce16" office:value-type="string">
            <text:p>CauseName</text:p>
          </table:table-cell>
          <table:table-cell table:style-name="ce19" office:value-type="string">
            <text:p>CauseDesc</text:p>
          </table:table-cell>
          <table:table-cell table:style-name="ce16" office:value-type="string">
            <text:p>CauseActive</text:p>
          </table:table-cell>
          <table:table-cell table:style-name="ce16" office:value-type="string">
            <text:p>CauseRGBColor</text:p>
          </table:table-cell>
          <table:table-cell table:style-name="ce16" office:value-type="string">
            <text:p>CauseKeyWords</text:p>
          </table:table-cell>
          <table:table-cell table:style-name="ce16" office:value-type="string">
            <text:p>CauseCreationDate</text:p>
          </table:table-cell>
          <table:table-cell table:style-name="ce22" office:value-type="string">
            <text:p>CauseLastUpdate</text:p>
          </table:table-cell>
          <table:table-cell table:style-name="ce16"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UNKNOWN</text:p>
          </table:table-cell>
          <table:table-cell office:value-type="string">
            <text:p>spa</text:p>
          </table:table-cell>
          <table:table-cell table:style-name="ce24" office:value-type="string">
            <text:p>Desconocida</text:p>
          </table:table-cell>
          <table:table-cell table:style-name="ce25" office:value-type="string">
            <text:p>No se conoce ni existe aclaración de la causa que provocó el evento. </text:p>
          </table:table-cell>
          <table:table-cell office:value-type="string">
            <text:p>True</text:p>
          </table:table-cell>
          <table:table-cell office:value-type="string">
            <text:p><text:s/></text:p>
          </table:table-cell>
          <table:table-cell table:style-name="ce24" office:value-type="string">
            <text:p>DESCONOCIDA</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ATMOSPHCONDITION</text:p>
          </table:table-cell>
          <table:table-cell office:value-type="string">
            <text:p>spa</text:p>
          </table:table-cell>
          <table:table-cell table:style-name="ce24" office:value-type="string">
            <text:p>Condiciones atmosféricas</text:p>
          </table:table-cell>
          <table:table-cell table:style-name="ce25"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office:value-type="string">
            <text:p>True</text:p>
          </table:table-cell>
          <table:table-cell office:value-type="string">
            <text:p><text:s/></text:p>
          </table:table-cell>
          <table:table-cell table:style-name="ce24" office:value-type="string">
            <text:p>CONDATMOSFERIC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BEHAVIOR</text:p>
          </table:table-cell>
          <table:table-cell office:value-type="string">
            <text:p>spa</text:p>
          </table:table-cell>
          <table:table-cell table:style-name="ce24" office:value-type="string">
            <text:p>Comportamiento</text:p>
          </table:table-cell>
          <table:table-cell table:style-name="ce25"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office:value-type="string">
            <text:p>True</text:p>
          </table:table-cell>
          <table:table-cell office:value-type="string">
            <text:p><text:s/></text:p>
          </table:table-cell>
          <table:table-cell table:style-name="ce24" office:value-type="string">
            <text:p>COMPORT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CONTAMINATION</text:p>
          </table:table-cell>
          <table:table-cell office:value-type="string">
            <text:p>spa</text:p>
          </table:table-cell>
          <table:table-cell table:style-name="ce24" office:value-type="string">
            <text:p>Contaminación</text:p>
          </table:table-cell>
          <table:table-cell table:style-name="ce25" office:value-type="string">
            <text:p>Concentración de sustancias contaminantes en el aire, el agua o los suelos, con niveles perjudiciales para la salud humana, para cultivos o especies animales. Puede ser causa de intoxicación, biológico, plaga, etc.</text:p>
          </table:table-cell>
          <table:table-cell office:value-type="string">
            <text:p>True</text:p>
          </table:table-cell>
          <table:table-cell office:value-type="string">
            <text:p><text:s/></text:p>
          </table:table-cell>
          <table:table-cell table:style-name="ce24"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HORTCIRCUIT</text:p>
          </table:table-cell>
          <table:table-cell office:value-type="string">
            <text:p>spa</text:p>
          </table:table-cell>
          <table:table-cell table:style-name="ce24" office:value-type="string">
            <text:p>Cortocircuito</text:p>
          </table:table-cell>
          <table:table-cell table:style-name="ce25" office:value-type="string">
            <text:p>Circuito que se produce accidentalmente por contacto entre dos conductores de polos opuestos y suele ocasionar una descarga. En viviendas, industria, comercio o en redes eléctricas externas. Como causa de incendios.</text:p>
          </table:table-cell>
          <table:table-cell office:value-type="string">
            <text:p>True</text:p>
          </table:table-cell>
          <table:table-cell office:value-type="string">
            <text:p><text:s/></text:p>
          </table:table-cell>
          <table:table-cell table:style-name="ce24" office:value-type="string">
            <text:p>CORTOCIRCUI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VERFLOW</text:p>
          </table:table-cell>
          <table:table-cell office:value-type="string">
            <text:p>spa</text:p>
          </table:table-cell>
          <table:table-cell table:style-name="ce24" office:value-type="string">
            <text:p>Desbordamiento</text:p>
          </table:table-cell>
          <table:table-cell table:style-name="ce25"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office:value-type="string">
            <text:p>True</text:p>
          </table:table-cell>
          <table:table-cell office:value-type="string">
            <text:p><text:s/></text:p>
          </table:table-cell>
          <table:table-cell table:style-name="ce24" office:value-type="string">
            <text:p>DESBORD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ANDSLIDE</text:p>
          </table:table-cell>
          <table:table-cell office:value-type="string">
            <text:p>spa</text:p>
          </table:table-cell>
          <table:table-cell table:style-name="ce24" office:value-type="string">
            <text:p>Deslizamiento</text:p>
          </table:table-cell>
          <table:table-cell table:style-name="ce26"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office:value-type="string">
            <text:p>True</text:p>
          </table:table-cell>
          <table:table-cell office:value-type="string">
            <text:p><text:s/></text:p>
          </table:table-cell>
          <table:table-cell table:style-name="ce24"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TERIORATION</text:p>
          </table:table-cell>
          <table:table-cell office:value-type="string">
            <text:p>spa</text:p>
          </table:table-cell>
          <table:table-cell table:style-name="ce24" office:value-type="string">
            <text:p>Deterioro</text:p>
          </table:table-cell>
          <table:table-cell table:style-name="ce25"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office:value-type="string">
            <text:p>True</text:p>
          </table:table-cell>
          <table:table-cell office:value-type="string">
            <text:p><text:s/></text:p>
          </table:table-cell>
          <table:table-cell table:style-name="ce24" office:value-type="string">
            <text:p>DETERIOR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SIGNERROR</text:p>
          </table:table-cell>
          <table:table-cell office:value-type="string">
            <text:p>spa</text:p>
          </table:table-cell>
          <table:table-cell table:style-name="ce24" office:value-type="string">
            <text:p>Diseño</text:p>
          </table:table-cell>
          <table:table-cell table:style-name="ce27"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office:value-type="string">
            <text:p>True</text:p>
          </table:table-cell>
          <table:table-cell office:value-type="string">
            <text:p><text:s/></text:p>
          </table:table-cell>
          <table:table-cell table:style-name="ce24" office:value-type="string">
            <text:p>DISE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KID</text:p>
          </table:table-cell>
          <table:table-cell office:value-type="string">
            <text:p>spa</text:p>
          </table:table-cell>
          <table:table-cell table:style-name="ce24" office:value-type="string">
            <text:p>El Niño</text:p>
          </table:table-cell>
          <table:table-cell table:style-name="ce25"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office:value-type="string">
            <text:p>True</text:p>
          </table:table-cell>
          <table:table-cell office:value-type="string">
            <text:p><text:s/></text:p>
          </table:table-cell>
          <table:table-cell table:style-name="ce24" office:value-type="string">
            <text:p>ELNI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GIRL</text:p>
          </table:table-cell>
          <table:table-cell office:value-type="string">
            <text:p>spa</text:p>
          </table:table-cell>
          <table:table-cell table:style-name="ce24" office:value-type="string">
            <text:p>La Niña</text:p>
          </table:table-cell>
          <table:table-cell table:style-name="ce25" office:value-type="string">
            <text:p>Fenómeno -simétrico- a El Niño. Palabras claves: fase fría de ENOS.</text:p>
          </table:table-cell>
          <table:table-cell office:value-type="string">
            <text:p>True</text:p>
          </table:table-cell>
          <table:table-cell office:value-type="string">
            <text:p><text:s/></text:p>
          </table:table-cell>
          <table:table-cell table:style-name="ce24" office:value-type="string">
            <text:p>LANIÑ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HUMANERROR</text:p>
          </table:table-cell>
          <table:table-cell office:value-type="string">
            <text:p>spa</text:p>
          </table:table-cell>
          <table:table-cell table:style-name="ce24" office:value-type="string">
            <text:p>Error humano</text:p>
          </table:table-cell>
          <table:table-cell table:style-name="ce25"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office:value-type="string">
            <text:p>True</text:p>
          </table:table-cell>
          <table:table-cell office:value-type="string">
            <text:p><text:s/></text:p>
          </table:table-cell>
          <table:table-cell table:style-name="ce24" office:value-type="string">
            <text:p>ERRORHUMAN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OSION</text:p>
          </table:table-cell>
          <table:table-cell office:value-type="string">
            <text:p>spa</text:p>
          </table:table-cell>
          <table:table-cell table:style-name="ce24" office:value-type="string">
            <text:p>Erosión</text:p>
          </table:table-cell>
          <table:table-cell table:style-name="ce28" office:value-type="string">
            <text:p>Desgaste de la superficie terrestre por agentes externos como el agua o el viento. Incluye erosión hídrica, eólica y erosión por aguas subterráneas. Como causa de deslizamiento.</text:p>
          </table:table-cell>
          <table:table-cell office:value-type="string">
            <text:p>True</text:p>
          </table:table-cell>
          <table:table-cell office:value-type="string">
            <text:p><text:s/></text:p>
          </table:table-cell>
          <table:table-cell table:style-name="ce24" office:value-type="string">
            <text:p>ER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UPTION</text:p>
          </table:table-cell>
          <table:table-cell office:value-type="string">
            <text:p>spa</text:p>
          </table:table-cell>
          <table:table-cell table:style-name="ce24" office:value-type="string">
            <text:p>Actividad volcánica</text:p>
          </table:table-cell>
          <table:table-cell table:style-name="ce29"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office:value-type="string">
            <text:p>True</text:p>
          </table:table-cell>
          <table:table-cell office:value-type="string">
            <text:p><text:s/></text:p>
          </table:table-cell>
          <table:table-cell table:style-name="ce24"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EAK</text:p>
          </table:table-cell>
          <table:table-cell office:value-type="string">
            <text:p>spa</text:p>
          </table:table-cell>
          <table:table-cell table:style-name="ce24" office:value-type="string">
            <text:p>Escape</text:p>
          </table:table-cell>
          <table:table-cell table:style-name="ce25" office:value-type="string">
            <text:p>Derrame o fuga de sustancias tóxicas, líquidas, sólidas o gaseosas, radioactivas o no. Como causa de deslizamientos, incendios, intoxicaciones, etc. Excluye los efectos debidos a -Erupción volcánica-.</text:p>
          </table:table-cell>
          <table:table-cell office:value-type="string">
            <text:p>True</text:p>
          </table:table-cell>
          <table:table-cell office:value-type="string">
            <text:p><text:s/></text:p>
          </table:table-cell>
          <table:table-cell table:style-name="ce24"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XPLOSION</text:p>
          </table:table-cell>
          <table:table-cell office:value-type="string">
            <text:p>spa</text:p>
          </table:table-cell>
          <table:table-cell table:style-name="ce24" office:value-type="string">
            <text:p>Explosión</text:p>
          </table:table-cell>
          <table:table-cell table:style-name="ce25"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office:value-type="string">
            <text:p>True</text:p>
          </table:table-cell>
          <table:table-cell office:value-type="string">
            <text:p><text:s/></text:p>
          </table:table-cell>
          <table:table-cell table:style-name="ce24"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AILURE</text:p>
          </table:table-cell>
          <table:table-cell office:value-type="string">
            <text:p>spa</text:p>
          </table:table-cell>
          <table:table-cell table:style-name="ce24" office:value-type="string">
            <text:p>Falla</text:p>
          </table:table-cell>
          <table:table-cell table:style-name="ce25"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office:value-type="string">
            <text:p>True</text:p>
          </table:table-cell>
          <table:table-cell office:value-type="string">
            <text:p><text:s/></text:p>
          </table:table-cell>
          <table:table-cell table:style-name="ce24" office:value-type="string">
            <text:p>FAL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LOOD</text:p>
          </table:table-cell>
          <table:table-cell office:value-type="string">
            <text:p>spa</text:p>
          </table:table-cell>
          <table:table-cell table:style-name="ce24" office:value-type="string">
            <text:p>Inundación</text:p>
          </table:table-cell>
          <table:table-cell table:style-name="ce25" office:value-type="string">
            <text:p>Anegamiento o cubrimiento con agua de un terreno donde se localizen poblaciones, cultivos, bienes o infraestructura. Como causa de sedimentación, epidemias, deslizamientos.</text:p>
          </table:table-cell>
          <table:table-cell office:value-type="string">
            <text:p>True</text:p>
          </table:table-cell>
          <table:table-cell office:value-type="string">
            <text:p><text:s/></text:p>
          </table:table-cell>
          <table:table-cell table:style-name="ce24" office:value-type="string">
            <text:p>INUND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THERMALINVERSION</text:p>
          </table:table-cell>
          <table:table-cell office:value-type="string">
            <text:p>spa</text:p>
          </table:table-cell>
          <table:table-cell table:style-name="ce24" office:value-type="string">
            <text:p>Inversión térmica</text:p>
          </table:table-cell>
          <table:table-cell table:style-name="ce25"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office:value-type="string">
            <text:p>True</text:p>
          </table:table-cell>
          <table:table-cell office:value-type="string">
            <text:p><text:s/></text:p>
          </table:table-cell>
          <table:table-cell table:style-name="ce24" office:value-type="string">
            <text:p>INVTERMIC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OCALIZATION</text:p>
          </table:table-cell>
          <table:table-cell office:value-type="string">
            <text:p>spa</text:p>
          </table:table-cell>
          <table:table-cell table:style-name="ce24" office:value-type="string">
            <text:p>Localización</text:p>
          </table:table-cell>
          <table:table-cell table:style-name="ce25"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office:value-type="string">
            <text:p>True</text:p>
          </table:table-cell>
          <table:table-cell office:value-type="string">
            <text:p><text:s/></text:p>
          </table:table-cell>
          <table:table-cell table:style-name="ce24" office:value-type="string">
            <text:p>LOCALIZ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RAIN</text:p>
          </table:table-cell>
          <table:table-cell office:value-type="string">
            <text:p>spa</text:p>
          </table:table-cell>
          <table:table-cell table:style-name="ce24" office:value-type="string">
            <text:p>Lluvias</text:p>
          </table:table-cell>
          <table:table-cell table:style-name="ce25" office:value-type="string">
            <text:p>Precipitación pluvial. Como causa primaria o disparadora de inundaciones, avenidas torrenciales, deslizamientos, accidentes, etc. Palabras claves: aguacero, chaparrón, chubasco, diluvio, páramo, turbonada.</text:p>
          </table:table-cell>
          <table:table-cell office:value-type="string">
            <text:p>True</text:p>
          </table:table-cell>
          <table:table-cell office:value-type="string">
            <text:p><text:s/></text:p>
          </table:table-cell>
          <table:table-cell table:style-name="ce24" office:value-type="string">
            <text:p>LLUVI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OG</text:p>
          </table:table-cell>
          <table:table-cell office:value-type="string">
            <text:p>spa</text:p>
          </table:table-cell>
          <table:table-cell table:style-name="ce24" office:value-type="string">
            <text:p>Neblina</text:p>
          </table:table-cell>
          <table:table-cell table:style-name="ce25" office:value-type="string">
            <text:p>Masas de nubes que descienden hasta o desde la superficie terrestre. Implica perdida de visibilidad. Como causa de accidentes. Palabras claves: Niebla.</text:p>
          </table:table-cell>
          <table:table-cell office:value-type="string">
            <text:p>True</text:p>
          </table:table-cell>
          <table:table-cell office:value-type="string">
            <text:p><text:s/></text:p>
          </table:table-cell>
          <table:table-cell table:style-name="ce24" office:value-type="string">
            <text:p>NEBLIN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NEGLIGENCE</text:p>
          </table:table-cell>
          <table:table-cell office:value-type="string">
            <text:p>spa</text:p>
          </table:table-cell>
          <table:table-cell table:style-name="ce24" office:value-type="string">
            <text:p>Negligencia</text:p>
          </table:table-cell>
          <table:table-cell table:style-name="ce25"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office:value-type="string">
            <text:p>True</text:p>
          </table:table-cell>
          <table:table-cell office:value-type="string">
            <text:p><text:s/></text:p>
          </table:table-cell>
          <table:table-cell table:style-name="ce24" office:value-type="string">
            <text:p>NEGLIGENC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THER</text:p>
          </table:table-cell>
          <table:table-cell office:value-type="string">
            <text:p>spa</text:p>
          </table:table-cell>
          <table:table-cell table:style-name="ce24" office:value-type="string">
            <text:p>Otra causa</text:p>
          </table:table-cell>
          <table:table-cell table:style-name="ce25"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office:value-type="string">
            <text:p>True</text:p>
          </table:table-cell>
          <table:table-cell office:value-type="string">
            <text:p><text:s/></text:p>
          </table:table-cell>
          <table:table-cell table:style-name="ce24" office:value-type="string">
            <text:p>OTRACAUS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PLAGUE</text:p>
          </table:table-cell>
          <table:table-cell office:value-type="string">
            <text:p>spa</text:p>
          </table:table-cell>
          <table:table-cell table:style-name="ce24" office:value-type="string">
            <text:p>Plaga</text:p>
          </table:table-cell>
          <table:table-cell table:style-name="ce25" office:value-type="string">
            <text:p>Proliferación de organismos que afectan a comunidades, a la agricultura, a la ganadería o a bienes perecederos almacenados. Como causa de epidemias, contaminación, etc.</text:p>
          </table:table-cell>
          <table:table-cell office:value-type="string">
            <text:p>True</text:p>
          </table:table-cell>
          <table:table-cell office:value-type="string">
            <text:p><text:s/></text:p>
          </table:table-cell>
          <table:table-cell table:style-name="ce24"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ROUGHT</text:p>
          </table:table-cell>
          <table:table-cell office:value-type="string">
            <text:p>spa</text:p>
          </table:table-cell>
          <table:table-cell table:style-name="ce24" office:value-type="string">
            <text:p>Sequía</text:p>
          </table:table-cell>
          <table:table-cell table:style-name="ce25" office:value-type="string">
            <text:p>Temporada seca, sin lluvias, o con déficit de lluvias. Como causa de incendios forestales, biológico (pérdida o migración masiva de animales).</text:p>
          </table:table-cell>
          <table:table-cell office:value-type="string">
            <text:p>True</text:p>
          </table:table-cell>
          <table:table-cell office:value-type="string">
            <text:p><text:s/></text:p>
          </table:table-cell>
          <table:table-cell table:style-name="ce24" office:value-type="string">
            <text:p>SEQU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ARTHQUAKE</text:p>
          </table:table-cell>
          <table:table-cell office:value-type="string">
            <text:p>spa</text:p>
          </table:table-cell>
          <table:table-cell table:style-name="ce24" office:value-type="string">
            <text:p>Sismo</text:p>
          </table:table-cell>
          <table:table-cell table:style-name="ce25"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office:value-type="string">
            <text:p>True</text:p>
          </table:table-cell>
          <table:table-cell office:value-type="string">
            <text:p><text:s/></text:p>
          </table:table-cell>
          <table:table-cell table:style-name="ce24" office:value-type="string">
            <text:p>SISM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FORESTATION</text:p>
          </table:table-cell>
          <table:table-cell office:value-type="string">
            <text:p>spa</text:p>
          </table:table-cell>
          <table:table-cell table:style-name="ce24" office:value-type="string">
            <text:p>Tala</text:p>
          </table:table-cell>
          <table:table-cell table:style-name="ce25" office:value-type="string">
            <text:p>Equivalente a deforestación. Como causa de inundaciones, deslizamientos, biológico, etc.</text:p>
          </table:table-cell>
          <table:table-cell office:value-type="string">
            <text:p>True</text:p>
          </table:table-cell>
          <table:table-cell office:value-type="string">
            <text:p><text:s/></text:p>
          </table:table-cell>
          <table:table-cell table:style-name="ce24" office:value-type="string">
            <text:p>TA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ORM</text:p>
          </table:table-cell>
          <table:table-cell office:value-type="string">
            <text:p>spa</text:p>
          </table:table-cell>
          <table:table-cell table:style-name="ce24" office:value-type="string">
            <text:p>Tempestad</text:p>
          </table:table-cell>
          <table:table-cell table:style-name="ce25" office:value-type="string">
            <text:p>Lluvia acompañada de vientos fuertes y/o de descargas eléctricas. Como causa de inundaciones.</text:p>
          </table:table-cell>
          <table:table-cell office:value-type="string">
            <text:p>True</text:p>
          </table:table-cell>
          <table:table-cell office:value-type="string">
            <text:p><text:s/></text:p>
          </table:table-cell>
          <table:table-cell table:style-name="ce24" office:value-type="string">
            <text:p>TEMPESTAD</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RONGWIND</text:p>
          </table:table-cell>
          <table:table-cell office:value-type="string">
            <text:p>spa</text:p>
          </table:table-cell>
          <table:table-cell table:style-name="ce24" office:value-type="string">
            <text:p>Vendaval</text:p>
          </table:table-cell>
          <table:table-cell table:style-name="ce25"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office:value-type="string">
            <text:p>True</text:p>
          </table:table-cell>
          <table:table-cell office:value-type="string">
            <text:p><text:s/></text:p>
          </table:table-cell>
          <table:table-cell table:style-name="ce24" office:value-type="string">
            <text:p>VENDAV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504">
          <table:table-cell table:number-columns-repeated="254"/>
        </table:table-row>
        <table:table-row table:style-name="ro1">
          <table:table-cell table:number-columns-repeated="254"/>
        </table:table-row>
      </table:table>
      <table:table table:name="cause_eng" table:style-name="ta1" table:print="false">
        <office:forms form:automatic-focus="false" form:apply-design-mode="false"/>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21"/>
        <table:table-column table:style-name="co6" table:default-cell-style-name="ce17"/>
        <table:table-column table:style-name="co7" table:number-columns-repeated="3" table:default-cell-style-name="ce17"/>
        <table:table-column table:style-name="co8" table:default-cell-style-name="ce23"/>
        <table:table-column table:style-name="co9" table:default-cell-style-name="ce17"/>
        <table:table-column table:style-name="co10" table:number-columns-repeated="242" table:default-cell-style-name="ce17"/>
        <table:table-column table:style-name="co10" table:default-cell-style-name="ce24"/>
        <table:table-row table:style-name="ro2">
          <table:table-cell table:style-name="ce16" office:value-type="string">
            <text:p>/*</text:p>
          </table:table-cell>
          <table:table-cell table:style-name="ce16" office:value-type="string">
            <text:p>CauseId</text:p>
          </table:table-cell>
          <table:table-cell table:style-name="ce16" office:value-type="string">
            <text:p>CauseLangCode</text:p>
          </table:table-cell>
          <table:table-cell table:style-name="ce16" office:value-type="string">
            <text:p>CauseName</text:p>
          </table:table-cell>
          <table:table-cell table:style-name="ce19" office:value-type="string">
            <text:p>CauseDesc</text:p>
          </table:table-cell>
          <table:table-cell table:style-name="ce16" office:value-type="string">
            <text:p>CauseActive</text:p>
          </table:table-cell>
          <table:table-cell table:style-name="ce16" office:value-type="string">
            <text:p>CauseRGBColor</text:p>
          </table:table-cell>
          <table:table-cell table:style-name="ce16" office:value-type="string">
            <text:p>CauseKeyWords</text:p>
          </table:table-cell>
          <table:table-cell table:style-name="ce16" office:value-type="string">
            <text:p>CauseCreationDate</text:p>
          </table:table-cell>
          <table:table-cell table:style-name="ce22" office:value-type="string">
            <text:p>CauseLastUpdate</text:p>
          </table:table-cell>
          <table:table-cell table:style-name="ce16"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UNKNOWN</text:p>
          </table:table-cell>
          <table:table-cell office:value-type="string">
            <text:p>eng</text:p>
          </table:table-cell>
          <table:table-cell table:style-name="ce18" office:value-type="string">
            <text:p>Unknown</text:p>
          </table:table-cell>
          <table:table-cell table:style-name="ce20" office:value-type="string">
            <text:p>The cause of the event is unknown and there is no explanation for the event.</text:p>
          </table:table-cell>
          <table:table-cell office:value-type="string">
            <text:p>True</text:p>
          </table:table-cell>
          <table:table-cell office:value-type="string">
            <text:p><text:s/></text:p>
          </table:table-cell>
          <table:table-cell table:style-name="ce24" office:value-type="string">
            <text:p>DESCONOCIDA</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ATMOSPHCONDITION</text:p>
          </table:table-cell>
          <table:table-cell office:value-type="string">
            <text:p>eng</text:p>
          </table:table-cell>
          <table:table-cell table:style-name="ce18" office:value-type="string">
            <text:p>Atmospheric conditions</text:p>
          </table:table-cell>
          <table:table-cell table:style-name="ce20"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office:value-type="string">
            <text:p>True</text:p>
          </table:table-cell>
          <table:table-cell office:value-type="string">
            <text:p><text:s/></text:p>
          </table:table-cell>
          <table:table-cell table:style-name="ce24" office:value-type="string">
            <text:p>CONDATMOSFERIC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BEHAVIOR</text:p>
          </table:table-cell>
          <table:table-cell office:value-type="string">
            <text:p>eng</text:p>
          </table:table-cell>
          <table:table-cell table:style-name="ce18" office:value-type="string">
            <text:p>Behaviour</text:p>
          </table:table-cell>
          <table:table-cell table:style-name="ce20"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office:value-type="string">
            <text:p>True</text:p>
          </table:table-cell>
          <table:table-cell office:value-type="string">
            <text:p><text:s/></text:p>
          </table:table-cell>
          <table:table-cell table:style-name="ce24" office:value-type="string">
            <text:p>COMPORT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CONTAMINATION</text:p>
          </table:table-cell>
          <table:table-cell office:value-type="string">
            <text:p>eng</text:p>
          </table:table-cell>
          <table:table-cell table:style-name="ce18" office:value-type="string">
            <text:p>Contamination</text:p>
          </table:table-cell>
          <table:table-cell table:style-name="ce20" office:value-type="string">
            <text:p>Concentration of contaminating substances in the air, water or soil, at levels which may be damaging to human, animal, or plant life. May cause biological intoxication, plagues etc.</text:p>
          </table:table-cell>
          <table:table-cell office:value-type="string">
            <text:p>True</text:p>
          </table:table-cell>
          <table:table-cell office:value-type="string">
            <text:p><text:s/></text:p>
          </table:table-cell>
          <table:table-cell table:style-name="ce24"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HORTCIRCUIT</text:p>
          </table:table-cell>
          <table:table-cell office:value-type="string">
            <text:p>eng</text:p>
          </table:table-cell>
          <table:table-cell table:style-name="ce18" office:value-type="string">
            <text:p>Short-circuit</text:p>
          </table:table-cell>
          <table:table-cell table:style-name="ce20" office:value-type="string">
            <text:p>Circuit which is produced by accidental contact between two conductors of opposing poles and usually causes a discharge. In houses, industry, commerce or in external electrical networks this may be a cause of fire.</text:p>
          </table:table-cell>
          <table:table-cell office:value-type="string">
            <text:p>True</text:p>
          </table:table-cell>
          <table:table-cell office:value-type="string">
            <text:p><text:s/></text:p>
          </table:table-cell>
          <table:table-cell table:style-name="ce24" office:value-type="string">
            <text:p>CORTOCIRCUI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VERFLOW</text:p>
          </table:table-cell>
          <table:table-cell office:value-type="string">
            <text:p>eng</text:p>
          </table:table-cell>
          <table:table-cell table:style-name="ce18" office:value-type="string">
            <text:p>Overflow</text:p>
          </table:table-cell>
          <table:table-cell table:style-name="ce20"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office:value-type="string">
            <text:p>True</text:p>
          </table:table-cell>
          <table:table-cell office:value-type="string">
            <text:p><text:s/></text:p>
          </table:table-cell>
          <table:table-cell table:style-name="ce24" office:value-type="string">
            <text:p>DESBORD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ANDSLIDE</text:p>
          </table:table-cell>
          <table:table-cell office:value-type="string">
            <text:p>eng</text:p>
          </table:table-cell>
          <table:table-cell table:style-name="ce18" office:value-type="string">
            <text:p>Landslide</text:p>
          </table:table-cell>
          <table:table-cell table:style-name="ce20"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office:value-type="string">
            <text:p>True</text:p>
          </table:table-cell>
          <table:table-cell office:value-type="string">
            <text:p><text:s/></text:p>
          </table:table-cell>
          <table:table-cell table:style-name="ce24"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TERIORATION</text:p>
          </table:table-cell>
          <table:table-cell office:value-type="string">
            <text:p>eng</text:p>
          </table:table-cell>
          <table:table-cell table:style-name="ce18" office:value-type="string">
            <text:p>Deterioration</text:p>
          </table:table-cell>
          <table:table-cell table:style-name="ce18"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office:value-type="string">
            <text:p>True</text:p>
          </table:table-cell>
          <table:table-cell office:value-type="string">
            <text:p><text:s/></text:p>
          </table:table-cell>
          <table:table-cell table:style-name="ce24" office:value-type="string">
            <text:p>DETERIOR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SIGNERROR</text:p>
          </table:table-cell>
          <table:table-cell office:value-type="string">
            <text:p>eng</text:p>
          </table:table-cell>
          <table:table-cell table:style-name="ce18" office:value-type="string">
            <text:p>Design</text:p>
          </table:table-cell>
          <table:table-cell table:style-name="ce20"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office:value-type="string">
            <text:p>True</text:p>
          </table:table-cell>
          <table:table-cell office:value-type="string">
            <text:p><text:s/></text:p>
          </table:table-cell>
          <table:table-cell table:style-name="ce24" office:value-type="string">
            <text:p>DISE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KID</text:p>
          </table:table-cell>
          <table:table-cell office:value-type="string">
            <text:p>eng</text:p>
          </table:table-cell>
          <table:table-cell table:style-name="ce18" office:value-type="string">
            <text:p>El Niño – Southern Oscillation (ENSO)</text:p>
          </table:table-cell>
          <table:table-cell table:style-name="ce20"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office:value-type="string">
            <text:p>True</text:p>
          </table:table-cell>
          <table:table-cell office:value-type="string">
            <text:p><text:s/></text:p>
          </table:table-cell>
          <table:table-cell table:style-name="ce24" office:value-type="string">
            <text:p>ELNI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GIRL</text:p>
          </table:table-cell>
          <table:table-cell office:value-type="string">
            <text:p>eng</text:p>
          </table:table-cell>
          <table:table-cell table:style-name="ce18" office:value-type="string">
            <text:p>La Niña (Pacific cold episode)</text:p>
          </table:table-cell>
          <table:table-cell table:style-name="ce20" office:value-type="string">
            <text:p>Symmetrical phenomenon to El Niño. Key words: cold phase or episode of ENSO</text:p>
          </table:table-cell>
          <table:table-cell office:value-type="string">
            <text:p>True</text:p>
          </table:table-cell>
          <table:table-cell office:value-type="string">
            <text:p><text:s/></text:p>
          </table:table-cell>
          <table:table-cell table:style-name="ce24" office:value-type="string">
            <text:p>LANIÑ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HUMANERROR</text:p>
          </table:table-cell>
          <table:table-cell office:value-type="string">
            <text:p>eng</text:p>
          </table:table-cell>
          <table:table-cell table:style-name="ce18" office:value-type="string">
            <text:p>Human error</text:p>
          </table:table-cell>
          <table:table-cell table:style-name="ce18" office:value-type="string">
            <text:p>Mistake or erroneous action in the operation of industrial plants, management of machinery or infrastructure systems which cause technological events such as fires, explosions, leaks, accidents, structural collapse, etc.</text:p>
          </table:table-cell>
          <table:table-cell office:value-type="string">
            <text:p>True</text:p>
          </table:table-cell>
          <table:table-cell office:value-type="string">
            <text:p><text:s/></text:p>
          </table:table-cell>
          <table:table-cell table:style-name="ce24" office:value-type="string">
            <text:p>ERRORHUMAN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OSION</text:p>
          </table:table-cell>
          <table:table-cell office:value-type="string">
            <text:p>eng</text:p>
          </table:table-cell>
          <table:table-cell table:style-name="ce18" office:value-type="string">
            <text:p>Erosion</text:p>
          </table:table-cell>
          <table:table-cell table:style-name="ce20" office:value-type="string">
            <text:p>Wearing away of the earth surface by external agents such as water or wind. Includes hydraulic erosion, wind erosion and erosion caused by <text:s/>subterranean water. Cause of <text:s/>landslides.</text:p>
          </table:table-cell>
          <table:table-cell office:value-type="string">
            <text:p>True</text:p>
          </table:table-cell>
          <table:table-cell office:value-type="string">
            <text:p><text:s/></text:p>
          </table:table-cell>
          <table:table-cell table:style-name="ce24" office:value-type="string">
            <text:p>ER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UPTION</text:p>
          </table:table-cell>
          <table:table-cell office:value-type="string">
            <text:p>eng</text:p>
          </table:table-cell>
          <table:table-cell table:style-name="ce18" office:value-type="string">
            <text:p>Volcanic Activity</text:p>
          </table:table-cell>
          <table:table-cell table:style-name="ce20"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office:value-type="string">
            <text:p>True</text:p>
          </table:table-cell>
          <table:table-cell office:value-type="string">
            <text:p><text:s/></text:p>
          </table:table-cell>
          <table:table-cell table:style-name="ce24"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EAK</text:p>
          </table:table-cell>
          <table:table-cell office:value-type="string">
            <text:p>eng</text:p>
          </table:table-cell>
          <table:table-cell table:style-name="ce18" office:value-type="string">
            <text:p>Leak</text:p>
          </table:table-cell>
          <table:table-cell table:style-name="ce20" office:value-type="string">
            <text:p>Seepage or escape of toxic and/or radioactive substances, liquids, solids or gases. Cause of <text:s/>landslides, fires, poisoning, etc. Excludes the effects of –volcanic eruption-.</text:p>
          </table:table-cell>
          <table:table-cell office:value-type="string">
            <text:p>True</text:p>
          </table:table-cell>
          <table:table-cell office:value-type="string">
            <text:p><text:s/></text:p>
          </table:table-cell>
          <table:table-cell table:style-name="ce24"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XPLOSION</text:p>
          </table:table-cell>
          <table:table-cell office:value-type="string">
            <text:p>eng</text:p>
          </table:table-cell>
          <table:table-cell table:style-name="ce18" office:value-type="string">
            <text:p>Explosion</text:p>
          </table:table-cell>
          <table:table-cell table:style-name="ce20" office:value-type="string">
            <text:p>Abrupt liberation of a large amount of energy (thermic, chemical or nuclear), accompanied by loud noise and violent rupture of the containing recipient, producing heat, light and gases. Cause of fire, landslides, etc.</text:p>
          </table:table-cell>
          <table:table-cell office:value-type="string">
            <text:p>True</text:p>
          </table:table-cell>
          <table:table-cell office:value-type="string">
            <text:p><text:s/></text:p>
          </table:table-cell>
          <table:table-cell table:style-name="ce24"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AILURE</text:p>
          </table:table-cell>
          <table:table-cell office:value-type="string">
            <text:p>eng</text:p>
          </table:table-cell>
          <table:table-cell table:style-name="ce18" office:value-type="string">
            <text:p>Fault</text:p>
          </table:table-cell>
          <table:table-cell table:style-name="ce20" office:value-type="string">
            <office:annotation draw:style-name="gr1" draw:text-style-name="P1" svg:width="2.897cm" svg:height="1.797cm" svg:x="20.989cm" svg:y="31.99cm" draw:caption-point-x="-20.989cm" draw:caption-point-y="-31.99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office:value-type="string">
            <text:p>True</text:p>
          </table:table-cell>
          <table:table-cell office:value-type="string">
            <text:p><text:s/></text:p>
          </table:table-cell>
          <table:table-cell table:style-name="ce24" office:value-type="string">
            <text:p>FAL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LOOD</text:p>
          </table:table-cell>
          <table:table-cell office:value-type="string">
            <text:p>eng</text:p>
          </table:table-cell>
          <table:table-cell table:style-name="ce18" office:value-type="string">
            <text:p>Inundation</text:p>
          </table:table-cell>
          <table:table-cell table:style-name="ce20" office:value-type="string">
            <text:p>Flooding or covering with water of an area where people, crops, goods or infrastructure are located. Cause of sedimentation, epidemics, landslides.</text:p>
          </table:table-cell>
          <table:table-cell office:value-type="string">
            <text:p>True</text:p>
          </table:table-cell>
          <table:table-cell office:value-type="string">
            <text:p><text:s/></text:p>
          </table:table-cell>
          <table:table-cell table:style-name="ce24" office:value-type="string">
            <text:p>INUND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THERMALINVERSION</text:p>
          </table:table-cell>
          <table:table-cell office:value-type="string">
            <text:p>eng</text:p>
          </table:table-cell>
          <table:table-cell table:style-name="ce18" office:value-type="string">
            <text:p>Thermic Inversion</text:p>
          </table:table-cell>
          <table:table-cell table:style-name="ce20"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office:value-type="string">
            <text:p>True</text:p>
          </table:table-cell>
          <table:table-cell office:value-type="string">
            <text:p><text:s/></text:p>
          </table:table-cell>
          <table:table-cell table:style-name="ce24" office:value-type="string">
            <text:p>INVTERMIC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OCALIZATION</text:p>
          </table:table-cell>
          <table:table-cell office:value-type="string">
            <text:p>eng</text:p>
          </table:table-cell>
          <table:table-cell table:style-name="ce18" office:value-type="string">
            <text:p>Location</text:p>
          </table:table-cell>
          <table:table-cell table:style-name="ce20"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office:value-type="string">
            <text:p>True</text:p>
          </table:table-cell>
          <table:table-cell office:value-type="string">
            <text:p><text:s/></text:p>
          </table:table-cell>
          <table:table-cell table:style-name="ce24" office:value-type="string">
            <text:p>LOCALIZ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RAIN</text:p>
          </table:table-cell>
          <table:table-cell office:value-type="string">
            <text:p>eng</text:p>
          </table:table-cell>
          <table:table-cell table:style-name="ce18" office:value-type="string">
            <text:p>Rainfall</text:p>
          </table:table-cell>
          <table:table-cell table:style-name="ce20" office:value-type="string">
            <text:p>Pluvial precipitation. Primary cause or catalyst of floods, flash floods, landslides, accidents, etc. Key words: storm, deluge, cloudburst, downpour, showers.</text:p>
          </table:table-cell>
          <table:table-cell office:value-type="string">
            <text:p>True</text:p>
          </table:table-cell>
          <table:table-cell office:value-type="string">
            <text:p><text:s/></text:p>
          </table:table-cell>
          <table:table-cell table:style-name="ce24" office:value-type="string">
            <text:p>LLUVI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OG</text:p>
          </table:table-cell>
          <table:table-cell office:value-type="string">
            <text:p>eng</text:p>
          </table:table-cell>
          <table:table-cell table:style-name="ce18" office:value-type="string">
            <text:p>Fog</text:p>
          </table:table-cell>
          <table:table-cell table:style-name="ce20" office:value-type="string">
            <text:p>Cloud banks which descend to or rise from the earth surface. Implies loss of visibility. Cause of accidents. Key words: mist.</text:p>
          </table:table-cell>
          <table:table-cell office:value-type="string">
            <text:p>True</text:p>
          </table:table-cell>
          <table:table-cell office:value-type="string">
            <text:p><text:s/></text:p>
          </table:table-cell>
          <table:table-cell table:style-name="ce24" office:value-type="string">
            <text:p>NEBLIN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NEGLIGENCE</text:p>
          </table:table-cell>
          <table:table-cell office:value-type="string">
            <text:p>eng</text:p>
          </table:table-cell>
          <table:table-cell table:style-name="ce18" office:value-type="string">
            <text:p>Negligence</text:p>
          </table:table-cell>
          <table:table-cell table:style-name="ce20"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office:value-type="string">
            <text:p>True</text:p>
          </table:table-cell>
          <table:table-cell office:value-type="string">
            <text:p><text:s/></text:p>
          </table:table-cell>
          <table:table-cell table:style-name="ce24" office:value-type="string">
            <text:p>NEGLIGENC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THER</text:p>
          </table:table-cell>
          <table:table-cell office:value-type="string">
            <text:p>eng</text:p>
          </table:table-cell>
          <table:table-cell table:style-name="ce18" office:value-type="string">
            <text:p>Other</text:p>
          </table:table-cell>
          <table:table-cell table:style-name="ce20"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office:value-type="string">
            <text:p>True</text:p>
          </table:table-cell>
          <table:table-cell office:value-type="string">
            <text:p><text:s/></text:p>
          </table:table-cell>
          <table:table-cell table:style-name="ce24" office:value-type="string">
            <text:p>OTRACAUS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PLAGUE</text:p>
          </table:table-cell>
          <table:table-cell office:value-type="string">
            <text:p>eng</text:p>
          </table:table-cell>
          <table:table-cell table:style-name="ce18" office:value-type="string">
            <text:p>Plagues</text:p>
          </table:table-cell>
          <table:table-cell table:style-name="ce20" office:value-type="string">
            <text:p>Proliferation of organisms which affect communities, agriculture, livestock or fishing goods. Cause of epidemics, contamination, etc.</text:p>
          </table:table-cell>
          <table:table-cell office:value-type="string">
            <text:p>True</text:p>
          </table:table-cell>
          <table:table-cell office:value-type="string">
            <text:p><text:s/></text:p>
          </table:table-cell>
          <table:table-cell table:style-name="ce24"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ROUGHT</text:p>
          </table:table-cell>
          <table:table-cell office:value-type="string">
            <text:p>eng</text:p>
          </table:table-cell>
          <table:table-cell table:style-name="ce18" office:value-type="string">
            <text:p>Drought</text:p>
          </table:table-cell>
          <table:table-cell table:style-name="ce20" office:value-type="string">
            <text:p>Period of dryness, without rainfall or insufficient rainfall. Cause of forest fires, biological<text:span text:style-name="T8"> </text:span><text:span text:style-name="T7">migrati</text:span><text:span text:style-name="T7">on or </text:span><text:span text:style-name="T7">loss.</text:span></text:p>
          </table:table-cell>
          <table:table-cell office:value-type="string">
            <text:p>True</text:p>
          </table:table-cell>
          <table:table-cell office:value-type="string">
            <text:p><text:s/></text:p>
          </table:table-cell>
          <table:table-cell table:style-name="ce24" office:value-type="string">
            <text:p>SEQU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ARTHQUAKE</text:p>
          </table:table-cell>
          <table:table-cell office:value-type="string">
            <text:p>eng</text:p>
          </table:table-cell>
          <table:table-cell table:style-name="ce18" office:value-type="string">
            <text:p>Earthquake</text:p>
          </table:table-cell>
          <table:table-cell table:style-name="ce20"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office:value-type="string">
            <text:p>True</text:p>
          </table:table-cell>
          <table:table-cell office:value-type="string">
            <text:p><text:s/></text:p>
          </table:table-cell>
          <table:table-cell table:style-name="ce24" office:value-type="string">
            <text:p>SISM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FORESTATION</text:p>
          </table:table-cell>
          <table:table-cell office:value-type="string">
            <text:p>eng</text:p>
          </table:table-cell>
          <table:table-cell table:style-name="ce18" office:value-type="string">
            <text:p>Logging</text:p>
          </table:table-cell>
          <table:table-cell table:style-name="ce20" office:value-type="string">
            <text:p>Equivalent to deforestation. Cause of flooding, landslides, biological migration or loss, etc.</text:p>
          </table:table-cell>
          <table:table-cell office:value-type="string">
            <text:p>True</text:p>
          </table:table-cell>
          <table:table-cell office:value-type="string">
            <text:p><text:s/></text:p>
          </table:table-cell>
          <table:table-cell table:style-name="ce24" office:value-type="string">
            <text:p>TA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ORM</text:p>
          </table:table-cell>
          <table:table-cell office:value-type="string">
            <text:p>eng</text:p>
          </table:table-cell>
          <table:table-cell table:style-name="ce18" office:value-type="string">
            <text:p>Storm</text:p>
          </table:table-cell>
          <table:table-cell table:style-name="ce20" office:value-type="string">
            <text:p>Rain, accompanied by strong winds and/or electrical discharge. Cause of flooding.</text:p>
          </table:table-cell>
          <table:table-cell office:value-type="string">
            <text:p>True</text:p>
          </table:table-cell>
          <table:table-cell office:value-type="string">
            <text:p><text:s/></text:p>
          </table:table-cell>
          <table:table-cell table:style-name="ce24" office:value-type="string">
            <text:p>TEMPESTAD</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RONGWIND</text:p>
          </table:table-cell>
          <table:table-cell office:value-type="string">
            <text:p>eng</text:p>
          </table:table-cell>
          <table:table-cell table:style-name="ce18" office:value-type="string">
            <text:p>Gale</text:p>
          </table:table-cell>
          <table:table-cell table:style-name="ce20" office:value-type="string">
            <text:p>Atmospheric disturbance which generates strong, destructive winds, normally without rain. Cause of landslides. Key words: wind, strong wind, hurricane, whirlwind, squall, blizzard, typhoon, gust. <text:s text:c="6"/></text:p>
          </table:table-cell>
          <table:table-cell office:value-type="string">
            <text:p>True</text:p>
          </table:table-cell>
          <table:table-cell office:value-type="string">
            <text:p><text:s/></text:p>
          </table:table-cell>
          <table:table-cell table:style-name="ce24" office:value-type="string">
            <text:p>VENDAV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504">
          <table:table-cell table:number-columns-repeated="254"/>
        </table:table-row>
        <table:table-row table:style-name="ro1">
          <table:table-cell table:number-columns-repeated="254"/>
        </table:table-row>
      </table:table>
      <table:table table:name="cause_fre" table:style-name="ta1" table:print="false">
        <office:forms form:automatic-focus="false" form:apply-design-mode="false"/>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21"/>
        <table:table-column table:style-name="co6" table:default-cell-style-name="ce17"/>
        <table:table-column table:style-name="co7" table:number-columns-repeated="3" table:default-cell-style-name="ce17"/>
        <table:table-column table:style-name="co8" table:default-cell-style-name="ce23"/>
        <table:table-column table:style-name="co9" table:default-cell-style-name="ce17"/>
        <table:table-column table:style-name="co10" table:number-columns-repeated="242" table:default-cell-style-name="ce17"/>
        <table:table-column table:style-name="co10" table:default-cell-style-name="ce24"/>
        <table:table-row table:style-name="ro2">
          <table:table-cell table:style-name="ce16" office:value-type="string">
            <text:p>/*</text:p>
          </table:table-cell>
          <table:table-cell table:style-name="ce16" office:value-type="string">
            <text:p>CauseId</text:p>
          </table:table-cell>
          <table:table-cell table:style-name="ce16" office:value-type="string">
            <text:p>CauseLangCode</text:p>
          </table:table-cell>
          <table:table-cell table:style-name="ce16" office:value-type="string">
            <text:p>CauseName</text:p>
          </table:table-cell>
          <table:table-cell table:style-name="ce19" office:value-type="string">
            <text:p>CauseDesc</text:p>
          </table:table-cell>
          <table:table-cell table:style-name="ce16" office:value-type="string">
            <text:p>CauseActive</text:p>
          </table:table-cell>
          <table:table-cell table:style-name="ce16" office:value-type="string">
            <text:p>CauseRGBColor</text:p>
          </table:table-cell>
          <table:table-cell table:style-name="ce16" office:value-type="string">
            <text:p>CauseKeyWords</text:p>
          </table:table-cell>
          <table:table-cell table:style-name="ce16" office:value-type="string">
            <text:p>CauseCreationDate</text:p>
          </table:table-cell>
          <table:table-cell table:style-name="ce22" office:value-type="string">
            <text:p>CauseLastUpdate</text:p>
          </table:table-cell>
          <table:table-cell table:style-name="ce16"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UNKNOWN</text:p>
          </table:table-cell>
          <table:table-cell office:value-type="string">
            <text:p>fre</text:p>
          </table:table-cell>
          <table:table-cell table:style-name="ce18" office:value-type="string">
            <text:p>Inconnu</text:p>
          </table:table-cell>
          <table:table-cell table:style-name="ce20" office:value-type="string">
            <text:p>The cause of the event is unknown and there is no explanation for the event.</text:p>
          </table:table-cell>
          <table:table-cell office:value-type="string">
            <text:p>True</text:p>
          </table:table-cell>
          <table:table-cell office:value-type="string">
            <text:p><text:s/></text:p>
          </table:table-cell>
          <table:table-cell table:style-name="ce24" office:value-type="string">
            <text:p>DESCONOCIDA</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ATMOSPHCONDITION</text:p>
          </table:table-cell>
          <table:table-cell office:value-type="string">
            <text:p>fre</text:p>
          </table:table-cell>
          <table:table-cell table:style-name="ce18" office:value-type="string">
            <text:p>Les conditions atmosphériques</text:p>
          </table:table-cell>
          <table:table-cell table:style-name="ce20"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office:value-type="string">
            <text:p>True</text:p>
          </table:table-cell>
          <table:table-cell office:value-type="string">
            <text:p><text:s/></text:p>
          </table:table-cell>
          <table:table-cell table:style-name="ce24" office:value-type="string">
            <text:p>CONDATMOSFERIC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BEHAVIOR</text:p>
          </table:table-cell>
          <table:table-cell office:value-type="string">
            <text:p>fre</text:p>
          </table:table-cell>
          <table:table-cell table:style-name="ce18" office:value-type="string">
            <text:p>Comportement</text:p>
          </table:table-cell>
          <table:table-cell table:style-name="ce20"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office:value-type="string">
            <text:p>True</text:p>
          </table:table-cell>
          <table:table-cell office:value-type="string">
            <text:p><text:s/></text:p>
          </table:table-cell>
          <table:table-cell table:style-name="ce24" office:value-type="string">
            <text:p>COMPORT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CONTAMINATION</text:p>
          </table:table-cell>
          <table:table-cell office:value-type="string">
            <text:p>fre</text:p>
          </table:table-cell>
          <table:table-cell table:style-name="ce18" office:value-type="string">
            <text:p>La contamination</text:p>
          </table:table-cell>
          <table:table-cell table:style-name="ce20" office:value-type="string">
            <text:p>Concentration of contaminating substances in the air, water or soil, at levels which may be damaging to human, animal, or plant life. May cause biological intoxication, plagues etc.</text:p>
          </table:table-cell>
          <table:table-cell office:value-type="string">
            <text:p>True</text:p>
          </table:table-cell>
          <table:table-cell office:value-type="string">
            <text:p><text:s/></text:p>
          </table:table-cell>
          <table:table-cell table:style-name="ce24"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HORTCIRCUIT</text:p>
          </table:table-cell>
          <table:table-cell office:value-type="string">
            <text:p>fre</text:p>
          </table:table-cell>
          <table:table-cell table:style-name="ce18" office:value-type="string">
            <text:p>Court-Circuit</text:p>
          </table:table-cell>
          <table:table-cell table:style-name="ce20" office:value-type="string">
            <text:p>Circuit which is produced by accidental contact between two conductors of opposing poles and usually causes a discharge. In houses, industry, commerce or in external electrical networks this may be a cause of fire.</text:p>
          </table:table-cell>
          <table:table-cell office:value-type="string">
            <text:p>True</text:p>
          </table:table-cell>
          <table:table-cell office:value-type="string">
            <text:p><text:s/></text:p>
          </table:table-cell>
          <table:table-cell table:style-name="ce24" office:value-type="string">
            <text:p>CORTOCIRCUI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VERFLOW</text:p>
          </table:table-cell>
          <table:table-cell office:value-type="string">
            <text:p>fre</text:p>
          </table:table-cell>
          <table:table-cell table:style-name="ce18" office:value-type="string">
            <text:p>Débordement</text:p>
          </table:table-cell>
          <table:table-cell table:style-name="ce20"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office:value-type="string">
            <text:p>True</text:p>
          </table:table-cell>
          <table:table-cell office:value-type="string">
            <text:p><text:s/></text:p>
          </table:table-cell>
          <table:table-cell table:style-name="ce24" office:value-type="string">
            <text:p>DESBORD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ANDSLIDE</text:p>
          </table:table-cell>
          <table:table-cell office:value-type="string">
            <text:p>fre</text:p>
          </table:table-cell>
          <table:table-cell table:style-name="ce18" office:value-type="string">
            <text:p>Glissement de terrain</text:p>
          </table:table-cell>
          <table:table-cell table:style-name="ce20"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office:value-type="string">
            <text:p>True</text:p>
          </table:table-cell>
          <table:table-cell office:value-type="string">
            <text:p><text:s/></text:p>
          </table:table-cell>
          <table:table-cell table:style-name="ce24"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TERIORATION</text:p>
          </table:table-cell>
          <table:table-cell office:value-type="string">
            <text:p>fre</text:p>
          </table:table-cell>
          <table:table-cell table:style-name="ce18" office:value-type="string">
            <text:p>Détérioration</text:p>
          </table:table-cell>
          <table:table-cell table:style-name="ce18"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office:value-type="string">
            <text:p>True</text:p>
          </table:table-cell>
          <table:table-cell office:value-type="string">
            <text:p><text:s/></text:p>
          </table:table-cell>
          <table:table-cell table:style-name="ce24" office:value-type="string">
            <text:p>DETERIOR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SIGNERROR</text:p>
          </table:table-cell>
          <table:table-cell office:value-type="string">
            <text:p>fre</text:p>
          </table:table-cell>
          <table:table-cell table:style-name="ce18" office:value-type="string">
            <text:p>Conception</text:p>
          </table:table-cell>
          <table:table-cell table:style-name="ce20"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office:value-type="string">
            <text:p>True</text:p>
          </table:table-cell>
          <table:table-cell office:value-type="string">
            <text:p><text:s/></text:p>
          </table:table-cell>
          <table:table-cell table:style-name="ce24" office:value-type="string">
            <text:p>DISE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KID</text:p>
          </table:table-cell>
          <table:table-cell office:value-type="string">
            <text:p>fre</text:p>
          </table:table-cell>
          <table:table-cell table:style-name="ce18" office:value-type="string">
            <text:p>El Niño - oscillation australe (ENSO)</text:p>
          </table:table-cell>
          <table:table-cell table:style-name="ce20"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office:value-type="string">
            <text:p>True</text:p>
          </table:table-cell>
          <table:table-cell office:value-type="string">
            <text:p><text:s/></text:p>
          </table:table-cell>
          <table:table-cell table:style-name="ce24" office:value-type="string">
            <text:p>ELNI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GIRL</text:p>
          </table:table-cell>
          <table:table-cell office:value-type="string">
            <text:p>fre</text:p>
          </table:table-cell>
          <table:table-cell table:style-name="ce18" office:value-type="string">
            <text:p>La Niña (Pacifique froid épisode)</text:p>
          </table:table-cell>
          <table:table-cell table:style-name="ce20" office:value-type="string">
            <text:p>Symmetrical phenomenon to El Niño. Key words: cold phase or episode of ENSO</text:p>
          </table:table-cell>
          <table:table-cell office:value-type="string">
            <text:p>True</text:p>
          </table:table-cell>
          <table:table-cell office:value-type="string">
            <text:p><text:s/></text:p>
          </table:table-cell>
          <table:table-cell table:style-name="ce24" office:value-type="string">
            <text:p>LANIÑ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HUMANERROR</text:p>
          </table:table-cell>
          <table:table-cell office:value-type="string">
            <text:p>fre</text:p>
          </table:table-cell>
          <table:table-cell table:style-name="ce18" office:value-type="string">
            <text:p>L'erreur humaine</text:p>
          </table:table-cell>
          <table:table-cell table:style-name="ce18" office:value-type="string">
            <text:p>Mistake or erroneous action in the operation of industrial plants, management of machinery or infrastructure systems which cause technological events such as fires, explosions, leaks, accidents, structural collapse, etc.</text:p>
          </table:table-cell>
          <table:table-cell office:value-type="string">
            <text:p>True</text:p>
          </table:table-cell>
          <table:table-cell office:value-type="string">
            <text:p><text:s/></text:p>
          </table:table-cell>
          <table:table-cell table:style-name="ce24" office:value-type="string">
            <text:p>ERRORHUMAN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OSION</text:p>
          </table:table-cell>
          <table:table-cell office:value-type="string">
            <text:p>fre</text:p>
          </table:table-cell>
          <table:table-cell table:style-name="ce18" office:value-type="string">
            <text:p>L'érosion</text:p>
          </table:table-cell>
          <table:table-cell table:style-name="ce20" office:value-type="string">
            <text:p>Wearing away of the earth surface by external agents such as water or wind. Includes hydraulic erosion, wind erosion and erosion caused by <text:s/>subterranean water. Cause of <text:s/>landslides.</text:p>
          </table:table-cell>
          <table:table-cell office:value-type="string">
            <text:p>True</text:p>
          </table:table-cell>
          <table:table-cell office:value-type="string">
            <text:p><text:s/></text:p>
          </table:table-cell>
          <table:table-cell table:style-name="ce24" office:value-type="string">
            <text:p>ER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UPTION</text:p>
          </table:table-cell>
          <table:table-cell office:value-type="string">
            <text:p>fre</text:p>
          </table:table-cell>
          <table:table-cell table:style-name="ce18" office:value-type="string">
            <text:p>Activité volcanique</text:p>
          </table:table-cell>
          <table:table-cell table:style-name="ce20"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office:value-type="string">
            <text:p>True</text:p>
          </table:table-cell>
          <table:table-cell office:value-type="string">
            <text:p><text:s/></text:p>
          </table:table-cell>
          <table:table-cell table:style-name="ce24"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EAK</text:p>
          </table:table-cell>
          <table:table-cell office:value-type="string">
            <text:p>fre</text:p>
          </table:table-cell>
          <table:table-cell table:style-name="ce18" office:value-type="string">
            <text:p>Fuite</text:p>
          </table:table-cell>
          <table:table-cell table:style-name="ce20" office:value-type="string">
            <text:p>Seepage or escape of toxic and/or radioactive substances, liquids, solids or gases. Cause of <text:s/>landslides, fires, poisoning, etc. Excludes the effects of –volcanic eruption-.</text:p>
          </table:table-cell>
          <table:table-cell office:value-type="string">
            <text:p>True</text:p>
          </table:table-cell>
          <table:table-cell office:value-type="string">
            <text:p><text:s/></text:p>
          </table:table-cell>
          <table:table-cell table:style-name="ce24"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XPLOSION</text:p>
          </table:table-cell>
          <table:table-cell office:value-type="string">
            <text:p>fre</text:p>
          </table:table-cell>
          <table:table-cell table:style-name="ce18" office:value-type="string">
            <text:p>Explosion</text:p>
          </table:table-cell>
          <table:table-cell table:style-name="ce20" office:value-type="string">
            <text:p>Abrupt liberation of a large amount of energy (thermic, chemical or nuclear), accompanied by loud noise and violent rupture of the containing recipient, producing heat, light and gases. Cause of fire, landslides, etc.</text:p>
          </table:table-cell>
          <table:table-cell office:value-type="string">
            <text:p>True</text:p>
          </table:table-cell>
          <table:table-cell office:value-type="string">
            <text:p><text:s/></text:p>
          </table:table-cell>
          <table:table-cell table:style-name="ce24"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AILURE</text:p>
          </table:table-cell>
          <table:table-cell office:value-type="string">
            <text:p>fre</text:p>
          </table:table-cell>
          <table:table-cell table:style-name="ce18" office:value-type="string">
            <text:p>Fautes</text:p>
          </table:table-cell>
          <table:table-cell table:style-name="ce20" office:value-type="string">
            <office:annotation draw:style-name="gr1" draw:text-style-name="P1" svg:width="2.897cm" svg:height="1.797cm" svg:x="20.989cm" svg:y="31.99cm" draw:caption-point-x="-20.989cm" draw:caption-point-y="-31.99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office:value-type="string">
            <text:p>True</text:p>
          </table:table-cell>
          <table:table-cell office:value-type="string">
            <text:p><text:s/></text:p>
          </table:table-cell>
          <table:table-cell table:style-name="ce24" office:value-type="string">
            <text:p>FAL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LOOD</text:p>
          </table:table-cell>
          <table:table-cell office:value-type="string">
            <text:p>fre</text:p>
          </table:table-cell>
          <table:table-cell table:style-name="ce18" office:value-type="string">
            <text:p>Inondation</text:p>
          </table:table-cell>
          <table:table-cell table:style-name="ce20" office:value-type="string">
            <text:p>Flooding or covering with water of an area where people, crops, goods or infrastructure are located. Cause of sedimentation, epidemics, landslides.</text:p>
          </table:table-cell>
          <table:table-cell office:value-type="string">
            <text:p>True</text:p>
          </table:table-cell>
          <table:table-cell office:value-type="string">
            <text:p><text:s/></text:p>
          </table:table-cell>
          <table:table-cell table:style-name="ce24" office:value-type="string">
            <text:p>INUND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THERMALINVERSION</text:p>
          </table:table-cell>
          <table:table-cell office:value-type="string">
            <text:p>fre</text:p>
          </table:table-cell>
          <table:table-cell table:style-name="ce18" office:value-type="string">
            <text:p>Inversion thermique</text:p>
          </table:table-cell>
          <table:table-cell table:style-name="ce20"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office:value-type="string">
            <text:p>True</text:p>
          </table:table-cell>
          <table:table-cell office:value-type="string">
            <text:p><text:s/></text:p>
          </table:table-cell>
          <table:table-cell table:style-name="ce24" office:value-type="string">
            <text:p>INVTERMIC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OCALIZATION</text:p>
          </table:table-cell>
          <table:table-cell office:value-type="string">
            <text:p>fre</text:p>
          </table:table-cell>
          <table:table-cell table:style-name="ce18" office:value-type="string">
            <text:p>Emplacement</text:p>
          </table:table-cell>
          <table:table-cell table:style-name="ce20"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office:value-type="string">
            <text:p>True</text:p>
          </table:table-cell>
          <table:table-cell office:value-type="string">
            <text:p><text:s/></text:p>
          </table:table-cell>
          <table:table-cell table:style-name="ce24" office:value-type="string">
            <text:p>LOCALIZ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RAIN</text:p>
          </table:table-cell>
          <table:table-cell office:value-type="string">
            <text:p>fre</text:p>
          </table:table-cell>
          <table:table-cell table:style-name="ce18" office:value-type="string">
            <text:p>Les précipitations</text:p>
          </table:table-cell>
          <table:table-cell table:style-name="ce20" office:value-type="string">
            <text:p>Pluvial precipitation. Primary cause or catalyst of floods, flash floods, landslides, accidents, etc. Key words: storm, deluge, cloudburst, downpour, showers.</text:p>
          </table:table-cell>
          <table:table-cell office:value-type="string">
            <text:p>True</text:p>
          </table:table-cell>
          <table:table-cell office:value-type="string">
            <text:p><text:s/></text:p>
          </table:table-cell>
          <table:table-cell table:style-name="ce24" office:value-type="string">
            <text:p>LLUVI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OG</text:p>
          </table:table-cell>
          <table:table-cell office:value-type="string">
            <text:p>fre</text:p>
          </table:table-cell>
          <table:table-cell table:style-name="ce18" office:value-type="string">
            <text:p>Brouillard</text:p>
          </table:table-cell>
          <table:table-cell table:style-name="ce20" office:value-type="string">
            <text:p>Cloud banks which descend to or rise from the earth surface. Implies loss of visibility. Cause of accidents. Key words: mist.</text:p>
          </table:table-cell>
          <table:table-cell office:value-type="string">
            <text:p>True</text:p>
          </table:table-cell>
          <table:table-cell office:value-type="string">
            <text:p><text:s/></text:p>
          </table:table-cell>
          <table:table-cell table:style-name="ce24" office:value-type="string">
            <text:p>NEBLIN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NEGLIGENCE</text:p>
          </table:table-cell>
          <table:table-cell office:value-type="string">
            <text:p>fre</text:p>
          </table:table-cell>
          <table:table-cell table:style-name="ce18" office:value-type="string">
            <text:p>Négligence</text:p>
          </table:table-cell>
          <table:table-cell table:style-name="ce20"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office:value-type="string">
            <text:p>True</text:p>
          </table:table-cell>
          <table:table-cell office:value-type="string">
            <text:p><text:s/></text:p>
          </table:table-cell>
          <table:table-cell table:style-name="ce24" office:value-type="string">
            <text:p>NEGLIGENC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THER</text:p>
          </table:table-cell>
          <table:table-cell office:value-type="string">
            <text:p>fre</text:p>
          </table:table-cell>
          <table:table-cell table:style-name="ce18" office:value-type="string">
            <text:p>Autre</text:p>
          </table:table-cell>
          <table:table-cell table:style-name="ce20"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office:value-type="string">
            <text:p>True</text:p>
          </table:table-cell>
          <table:table-cell office:value-type="string">
            <text:p><text:s/></text:p>
          </table:table-cell>
          <table:table-cell table:style-name="ce24" office:value-type="string">
            <text:p>OTRACAUS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PLAGUE</text:p>
          </table:table-cell>
          <table:table-cell office:value-type="string">
            <text:p>fre</text:p>
          </table:table-cell>
          <table:table-cell table:style-name="ce18" office:value-type="string">
            <text:p>Plagues</text:p>
          </table:table-cell>
          <table:table-cell table:style-name="ce20" office:value-type="string">
            <text:p>Proliferation of organisms which affect communities, agriculture, livestock or fishing goods. Cause of epidemics, contamination, etc.</text:p>
          </table:table-cell>
          <table:table-cell office:value-type="string">
            <text:p>True</text:p>
          </table:table-cell>
          <table:table-cell office:value-type="string">
            <text:p><text:s/></text:p>
          </table:table-cell>
          <table:table-cell table:style-name="ce24"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ROUGHT</text:p>
          </table:table-cell>
          <table:table-cell office:value-type="string">
            <text:p>fre</text:p>
          </table:table-cell>
          <table:table-cell table:style-name="ce18" office:value-type="string">
            <text:p>Touchés par la sécheresse</text:p>
          </table:table-cell>
          <table:table-cell table:style-name="ce20" office:value-type="string">
            <text:p>Period of dryness, without rainfall or insufficient rainfall. Cause of forest fires, biological<text:span text:style-name="T8"> </text:span><text:span text:style-name="T7">migrati</text:span><text:span text:style-name="T7">on or </text:span><text:span text:style-name="T7">loss.</text:span></text:p>
          </table:table-cell>
          <table:table-cell office:value-type="string">
            <text:p>True</text:p>
          </table:table-cell>
          <table:table-cell office:value-type="string">
            <text:p><text:s/></text:p>
          </table:table-cell>
          <table:table-cell table:style-name="ce24" office:value-type="string">
            <text:p>SEQU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ARTHQUAKE</text:p>
          </table:table-cell>
          <table:table-cell office:value-type="string">
            <text:p>fre</text:p>
          </table:table-cell>
          <table:table-cell table:style-name="ce18" office:value-type="string">
            <text:p>Tremblement de terre</text:p>
          </table:table-cell>
          <table:table-cell table:style-name="ce20"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office:value-type="string">
            <text:p>True</text:p>
          </table:table-cell>
          <table:table-cell office:value-type="string">
            <text:p><text:s/></text:p>
          </table:table-cell>
          <table:table-cell table:style-name="ce24" office:value-type="string">
            <text:p>SISM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FORESTATION</text:p>
          </table:table-cell>
          <table:table-cell office:value-type="string">
            <text:p>fre</text:p>
          </table:table-cell>
          <table:table-cell table:style-name="ce18" office:value-type="string">
            <text:p>Exploitation forestière</text:p>
          </table:table-cell>
          <table:table-cell table:style-name="ce20" office:value-type="string">
            <text:p>Equivalent to deforestation. Cause of flooding, landslides, biological migration or loss, etc.</text:p>
          </table:table-cell>
          <table:table-cell office:value-type="string">
            <text:p>True</text:p>
          </table:table-cell>
          <table:table-cell office:value-type="string">
            <text:p><text:s/></text:p>
          </table:table-cell>
          <table:table-cell table:style-name="ce24" office:value-type="string">
            <text:p>TA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ORM</text:p>
          </table:table-cell>
          <table:table-cell office:value-type="string">
            <text:p>fre</text:p>
          </table:table-cell>
          <table:table-cell table:style-name="ce18" office:value-type="string">
            <text:p>Storm</text:p>
          </table:table-cell>
          <table:table-cell table:style-name="ce20" office:value-type="string">
            <text:p>Rain, accompanied by strong winds and/or electrical discharge. Cause of flooding.</text:p>
          </table:table-cell>
          <table:table-cell office:value-type="string">
            <text:p>True</text:p>
          </table:table-cell>
          <table:table-cell office:value-type="string">
            <text:p><text:s/></text:p>
          </table:table-cell>
          <table:table-cell table:style-name="ce24" office:value-type="string">
            <text:p>TEMPESTAD</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RONGWIND</text:p>
          </table:table-cell>
          <table:table-cell office:value-type="string">
            <text:p>fre</text:p>
          </table:table-cell>
          <table:table-cell table:style-name="ce18" office:value-type="string">
            <text:p>Gale</text:p>
          </table:table-cell>
          <table:table-cell table:style-name="ce20" office:value-type="string">
            <text:p>Atmospheric disturbance which generates strong, destructive winds, normally without rain. Cause of landslides. Key words: wind, strong wind, hurricane, whirlwind, squall, blizzard, typhoon, gust. <text:s text:c="6"/></text:p>
          </table:table-cell>
          <table:table-cell office:value-type="string">
            <text:p>True</text:p>
          </table:table-cell>
          <table:table-cell office:value-type="string">
            <text:p><text:s/></text:p>
          </table:table-cell>
          <table:table-cell table:style-name="ce24" office:value-type="string">
            <text:p>VENDAV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504">
          <table:table-cell table:number-columns-repeated="254"/>
        </table:table-row>
        <table:table-row table:style-name="ro1">
          <table:table-cell table:number-columns-repeated="254"/>
        </table:table-row>
      </table:table>
      <table:table table:name="cause_por" table:style-name="ta1" table:print="false">
        <office:forms form:automatic-focus="false" form:apply-design-mode="false"/>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21"/>
        <table:table-column table:style-name="co6" table:default-cell-style-name="ce17"/>
        <table:table-column table:style-name="co7" table:number-columns-repeated="3" table:default-cell-style-name="ce17"/>
        <table:table-column table:style-name="co8" table:default-cell-style-name="ce23"/>
        <table:table-column table:style-name="co9" table:default-cell-style-name="ce17"/>
        <table:table-column table:style-name="co10" table:number-columns-repeated="242" table:default-cell-style-name="ce17"/>
        <table:table-column table:style-name="co10" table:default-cell-style-name="ce24"/>
        <table:table-row table:style-name="ro2">
          <table:table-cell table:style-name="ce16" office:value-type="string">
            <text:p>/*</text:p>
          </table:table-cell>
          <table:table-cell table:style-name="ce16" office:value-type="string">
            <text:p>CauseId</text:p>
          </table:table-cell>
          <table:table-cell table:style-name="ce16" office:value-type="string">
            <text:p>CauseLangCode</text:p>
          </table:table-cell>
          <table:table-cell table:style-name="ce16" office:value-type="string">
            <text:p>CauseName</text:p>
          </table:table-cell>
          <table:table-cell table:style-name="ce19" office:value-type="string">
            <text:p>CauseDesc</text:p>
          </table:table-cell>
          <table:table-cell table:style-name="ce16" office:value-type="string">
            <text:p>CauseActive</text:p>
          </table:table-cell>
          <table:table-cell table:style-name="ce16" office:value-type="string">
            <text:p>CauseRGBColor</text:p>
          </table:table-cell>
          <table:table-cell table:style-name="ce16" office:value-type="string">
            <text:p>CauseKeyWords</text:p>
          </table:table-cell>
          <table:table-cell table:style-name="ce16" office:value-type="string">
            <text:p>CauseCreationDate</text:p>
          </table:table-cell>
          <table:table-cell table:style-name="ce22" office:value-type="string">
            <text:p>CauseLastUpdate</text:p>
          </table:table-cell>
          <table:table-cell table:style-name="ce16"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UNKNOWN</text:p>
          </table:table-cell>
          <table:table-cell office:value-type="string">
            <text:p>por</text:p>
          </table:table-cell>
          <table:table-cell table:style-name="ce18" office:value-type="string">
            <text:p>Erosão</text:p>
          </table:table-cell>
          <table:table-cell table:style-name="ce20" office:value-type="string">
            <text:p>The cause of the event is unknown and there is no explanation for the event.</text:p>
          </table:table-cell>
          <table:table-cell office:value-type="string">
            <text:p>True</text:p>
          </table:table-cell>
          <table:table-cell office:value-type="string">
            <text:p><text:s/></text:p>
          </table:table-cell>
          <table:table-cell table:style-name="ce24" office:value-type="string">
            <text:p>DESCONOCIDA</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ATMOSPHCONDITION</text:p>
          </table:table-cell>
          <table:table-cell office:value-type="string">
            <text:p>por</text:p>
          </table:table-cell>
          <table:table-cell table:style-name="ce18" office:value-type="string">
            <text:p>Actividade vulcânica</text:p>
          </table:table-cell>
          <table:table-cell table:style-name="ce20"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office:value-type="string">
            <text:p>True</text:p>
          </table:table-cell>
          <table:table-cell office:value-type="string">
            <text:p><text:s/></text:p>
          </table:table-cell>
          <table:table-cell table:style-name="ce24" office:value-type="string">
            <text:p>CONDATMOSFERIC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BEHAVIOR</text:p>
          </table:table-cell>
          <table:table-cell office:value-type="string">
            <text:p>por</text:p>
          </table:table-cell>
          <table:table-cell table:style-name="ce18" office:value-type="string">
            <text:p>Fuga</text:p>
          </table:table-cell>
          <table:table-cell table:style-name="ce20"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office:value-type="string">
            <text:p>True</text:p>
          </table:table-cell>
          <table:table-cell office:value-type="string">
            <text:p><text:s/></text:p>
          </table:table-cell>
          <table:table-cell table:style-name="ce24" office:value-type="string">
            <text:p>COMPORT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CONTAMINATION</text:p>
          </table:table-cell>
          <table:table-cell office:value-type="string">
            <text:p>por</text:p>
          </table:table-cell>
          <table:table-cell table:style-name="ce18" office:value-type="string">
            <text:p>Explosão</text:p>
          </table:table-cell>
          <table:table-cell table:style-name="ce20" office:value-type="string">
            <text:p>Concentration of contaminating substances in the air, water or soil, at levels which may be damaging to human, animal, or plant life. May cause biological intoxication, plagues etc.</text:p>
          </table:table-cell>
          <table:table-cell office:value-type="string">
            <text:p>True</text:p>
          </table:table-cell>
          <table:table-cell office:value-type="string">
            <text:p><text:s/></text:p>
          </table:table-cell>
          <table:table-cell table:style-name="ce24"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HORTCIRCUIT</text:p>
          </table:table-cell>
          <table:table-cell office:value-type="string">
            <text:p>por</text:p>
          </table:table-cell>
          <table:table-cell table:style-name="ce18" office:value-type="string">
            <text:p>Falhas</text:p>
          </table:table-cell>
          <table:table-cell table:style-name="ce20" office:value-type="string">
            <text:p>Circuit which is produced by accidental contact between two conductors of opposing poles and usually causes a discharge. In houses, industry, commerce or in external electrical networks this may be a cause of fire.</text:p>
          </table:table-cell>
          <table:table-cell office:value-type="string">
            <text:p>True</text:p>
          </table:table-cell>
          <table:table-cell office:value-type="string">
            <text:p><text:s/></text:p>
          </table:table-cell>
          <table:table-cell table:style-name="ce24" office:value-type="string">
            <text:p>CORTOCIRCUI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VERFLOW</text:p>
          </table:table-cell>
          <table:table-cell office:value-type="string">
            <text:p>por</text:p>
          </table:table-cell>
          <table:table-cell table:style-name="ce18" office:value-type="string">
            <text:p>Inundações</text:p>
          </table:table-cell>
          <table:table-cell table:style-name="ce20"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office:value-type="string">
            <text:p>True</text:p>
          </table:table-cell>
          <table:table-cell office:value-type="string">
            <text:p><text:s/></text:p>
          </table:table-cell>
          <table:table-cell table:style-name="ce24" office:value-type="string">
            <text:p>DESBORD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ANDSLIDE</text:p>
          </table:table-cell>
          <table:table-cell office:value-type="string">
            <text:p>por</text:p>
          </table:table-cell>
          <table:table-cell table:style-name="ce18" office:value-type="string">
            <text:p>Inversão térmica</text:p>
          </table:table-cell>
          <table:table-cell table:style-name="ce20"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office:value-type="string">
            <text:p>True</text:p>
          </table:table-cell>
          <table:table-cell office:value-type="string">
            <text:p><text:s/></text:p>
          </table:table-cell>
          <table:table-cell table:style-name="ce24"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TERIORATION</text:p>
          </table:table-cell>
          <table:table-cell office:value-type="string">
            <text:p>por</text:p>
          </table:table-cell>
          <table:table-cell table:style-name="ce18" office:value-type="string">
            <text:p>Local</text:p>
          </table:table-cell>
          <table:table-cell table:style-name="ce18"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office:value-type="string">
            <text:p>True</text:p>
          </table:table-cell>
          <table:table-cell office:value-type="string">
            <text:p><text:s/></text:p>
          </table:table-cell>
          <table:table-cell table:style-name="ce24" office:value-type="string">
            <text:p>DETERIOR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SIGNERROR</text:p>
          </table:table-cell>
          <table:table-cell office:value-type="string">
            <text:p>por</text:p>
          </table:table-cell>
          <table:table-cell table:style-name="ce18" office:value-type="string">
            <text:p>Pluviosidade</text:p>
          </table:table-cell>
          <table:table-cell table:style-name="ce20"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office:value-type="string">
            <text:p>True</text:p>
          </table:table-cell>
          <table:table-cell office:value-type="string">
            <text:p><text:s/></text:p>
          </table:table-cell>
          <table:table-cell table:style-name="ce24" office:value-type="string">
            <text:p>DISE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KID</text:p>
          </table:table-cell>
          <table:table-cell office:value-type="string">
            <text:p>por</text:p>
          </table:table-cell>
          <table:table-cell table:style-name="ce18" office:value-type="string">
            <text:p>Nevoeiro</text:p>
          </table:table-cell>
          <table:table-cell table:style-name="ce20"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office:value-type="string">
            <text:p>True</text:p>
          </table:table-cell>
          <table:table-cell office:value-type="string">
            <text:p><text:s/></text:p>
          </table:table-cell>
          <table:table-cell table:style-name="ce24" office:value-type="string">
            <text:p>ELNI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GIRL</text:p>
          </table:table-cell>
          <table:table-cell office:value-type="string">
            <text:p>por</text:p>
          </table:table-cell>
          <table:table-cell table:style-name="ce18" office:value-type="string">
            <text:p>Negligência</text:p>
          </table:table-cell>
          <table:table-cell table:style-name="ce20" office:value-type="string">
            <text:p>Symmetrical phenomenon to El Niño. Key words: cold phase or episode of ENSO</text:p>
          </table:table-cell>
          <table:table-cell office:value-type="string">
            <text:p>True</text:p>
          </table:table-cell>
          <table:table-cell office:value-type="string">
            <text:p><text:s/></text:p>
          </table:table-cell>
          <table:table-cell table:style-name="ce24" office:value-type="string">
            <text:p>LANIÑ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HUMANERROR</text:p>
          </table:table-cell>
          <table:table-cell office:value-type="string">
            <text:p>por</text:p>
          </table:table-cell>
          <table:table-cell table:style-name="ce18" office:value-type="string">
            <text:p>Outro</text:p>
          </table:table-cell>
          <table:table-cell table:style-name="ce18" office:value-type="string">
            <text:p>Mistake or erroneous action in the operation of industrial plants, management of machinery or infrastructure systems which cause technological events such as fires, explosions, leaks, accidents, structural collapse, etc.</text:p>
          </table:table-cell>
          <table:table-cell office:value-type="string">
            <text:p>True</text:p>
          </table:table-cell>
          <table:table-cell office:value-type="string">
            <text:p><text:s/></text:p>
          </table:table-cell>
          <table:table-cell table:style-name="ce24" office:value-type="string">
            <text:p>ERRORHUMAN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OSION</text:p>
          </table:table-cell>
          <table:table-cell office:value-type="string">
            <text:p>por</text:p>
          </table:table-cell>
          <table:table-cell table:style-name="ce18" office:value-type="string">
            <text:p>Pragas</text:p>
          </table:table-cell>
          <table:table-cell table:style-name="ce20" office:value-type="string">
            <text:p>Wearing away of the earth surface by external agents such as water or wind. Includes hydraulic erosion, wind erosion and erosion caused by <text:s/>subterranean water. Cause of <text:s/>landslides.</text:p>
          </table:table-cell>
          <table:table-cell office:value-type="string">
            <text:p>True</text:p>
          </table:table-cell>
          <table:table-cell office:value-type="string">
            <text:p><text:s/></text:p>
          </table:table-cell>
          <table:table-cell table:style-name="ce24" office:value-type="string">
            <text:p>ER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UPTION</text:p>
          </table:table-cell>
          <table:table-cell office:value-type="string">
            <text:p>por</text:p>
          </table:table-cell>
          <table:table-cell table:style-name="ce18" office:value-type="string">
            <text:p>Seca</text:p>
          </table:table-cell>
          <table:table-cell table:style-name="ce20"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office:value-type="string">
            <text:p>True</text:p>
          </table:table-cell>
          <table:table-cell office:value-type="string">
            <text:p><text:s/></text:p>
          </table:table-cell>
          <table:table-cell table:style-name="ce24"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EAK</text:p>
          </table:table-cell>
          <table:table-cell office:value-type="string">
            <text:p>por</text:p>
          </table:table-cell>
          <table:table-cell table:style-name="ce18" office:value-type="string">
            <text:p>Terremoto</text:p>
          </table:table-cell>
          <table:table-cell table:style-name="ce20" office:value-type="string">
            <text:p>Seepage or escape of toxic and/or radioactive substances, liquids, solids or gases. Cause of <text:s/>landslides, fires, poisoning, etc. Excludes the effects of –volcanic eruption-.</text:p>
          </table:table-cell>
          <table:table-cell office:value-type="string">
            <text:p>True</text:p>
          </table:table-cell>
          <table:table-cell office:value-type="string">
            <text:p><text:s/></text:p>
          </table:table-cell>
          <table:table-cell table:style-name="ce24"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XPLOSION</text:p>
          </table:table-cell>
          <table:table-cell office:value-type="string">
            <text:p>por</text:p>
          </table:table-cell>
          <table:table-cell table:style-name="ce18" office:value-type="string">
            <text:p>Madeireira</text:p>
          </table:table-cell>
          <table:table-cell table:style-name="ce20" office:value-type="string">
            <text:p>Abrupt liberation of a large amount of energy (thermic, chemical or nuclear), accompanied by loud noise and violent rupture of the containing recipient, producing heat, light and gases. Cause of fire, landslides, etc.</text:p>
          </table:table-cell>
          <table:table-cell office:value-type="string">
            <text:p>True</text:p>
          </table:table-cell>
          <table:table-cell office:value-type="string">
            <text:p><text:s/></text:p>
          </table:table-cell>
          <table:table-cell table:style-name="ce24"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AILURE</text:p>
          </table:table-cell>
          <table:table-cell office:value-type="string">
            <text:p>por</text:p>
          </table:table-cell>
          <table:table-cell table:style-name="ce18" office:value-type="string">
            <text:p>Storm</text:p>
          </table:table-cell>
          <table:table-cell table:style-name="ce20" office:value-type="string">
            <office:annotation draw:style-name="gr1" draw:text-style-name="P1" svg:width="2.897cm" svg:height="1.797cm" svg:x="20.989cm" svg:y="31.99cm" draw:caption-point-x="-20.989cm" draw:caption-point-y="-31.99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office:value-type="string">
            <text:p>True</text:p>
          </table:table-cell>
          <table:table-cell office:value-type="string">
            <text:p><text:s/></text:p>
          </table:table-cell>
          <table:table-cell table:style-name="ce24" office:value-type="string">
            <text:p>FAL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LOOD</text:p>
          </table:table-cell>
          <table:table-cell office:value-type="string">
            <text:p>por</text:p>
          </table:table-cell>
          <table:table-cell table:style-name="ce18" office:value-type="string">
            <text:p>Gale</text:p>
          </table:table-cell>
          <table:table-cell table:style-name="ce20" office:value-type="string">
            <text:p>Flooding or covering with water of an area where people, crops, goods or infrastructure are located. Cause of sedimentation, epidemics, landslides.</text:p>
          </table:table-cell>
          <table:table-cell office:value-type="string">
            <text:p>True</text:p>
          </table:table-cell>
          <table:table-cell office:value-type="string">
            <text:p><text:s/></text:p>
          </table:table-cell>
          <table:table-cell table:style-name="ce24" office:value-type="string">
            <text:p>INUND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THERMALINVERSION</text:p>
          </table:table-cell>
          <table:table-cell office:value-type="string">
            <text:p>por</text:p>
          </table:table-cell>
          <table:table-cell table:style-name="ce18" office:value-type="string">
            <text:p>Inversion thermique</text:p>
          </table:table-cell>
          <table:table-cell table:style-name="ce20"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office:value-type="string">
            <text:p>True</text:p>
          </table:table-cell>
          <table:table-cell office:value-type="string">
            <text:p><text:s/></text:p>
          </table:table-cell>
          <table:table-cell table:style-name="ce24" office:value-type="string">
            <text:p>INVTERMIC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OCALIZATION</text:p>
          </table:table-cell>
          <table:table-cell office:value-type="string">
            <text:p>por</text:p>
          </table:table-cell>
          <table:table-cell table:style-name="ce18" office:value-type="string">
            <text:p>Emplacement</text:p>
          </table:table-cell>
          <table:table-cell table:style-name="ce20"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office:value-type="string">
            <text:p>True</text:p>
          </table:table-cell>
          <table:table-cell office:value-type="string">
            <text:p><text:s/></text:p>
          </table:table-cell>
          <table:table-cell table:style-name="ce24" office:value-type="string">
            <text:p>LOCALIZ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RAIN</text:p>
          </table:table-cell>
          <table:table-cell office:value-type="string">
            <text:p>por</text:p>
          </table:table-cell>
          <table:table-cell table:style-name="ce18" office:value-type="string">
            <text:p>Les précipitations</text:p>
          </table:table-cell>
          <table:table-cell table:style-name="ce20" office:value-type="string">
            <text:p>Pluvial precipitation. Primary cause or catalyst of floods, flash floods, landslides, accidents, etc. Key words: storm, deluge, cloudburst, downpour, showers.</text:p>
          </table:table-cell>
          <table:table-cell office:value-type="string">
            <text:p>True</text:p>
          </table:table-cell>
          <table:table-cell office:value-type="string">
            <text:p><text:s/></text:p>
          </table:table-cell>
          <table:table-cell table:style-name="ce24" office:value-type="string">
            <text:p>LLUVI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OG</text:p>
          </table:table-cell>
          <table:table-cell office:value-type="string">
            <text:p>por</text:p>
          </table:table-cell>
          <table:table-cell table:style-name="ce18" office:value-type="string">
            <text:p>Brouillard</text:p>
          </table:table-cell>
          <table:table-cell table:style-name="ce20" office:value-type="string">
            <text:p>Cloud banks which descend to or rise from the earth surface. Implies loss of visibility. Cause of accidents. Key words: mist.</text:p>
          </table:table-cell>
          <table:table-cell office:value-type="string">
            <text:p>True</text:p>
          </table:table-cell>
          <table:table-cell office:value-type="string">
            <text:p><text:s/></text:p>
          </table:table-cell>
          <table:table-cell table:style-name="ce24" office:value-type="string">
            <text:p>NEBLIN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NEGLIGENCE</text:p>
          </table:table-cell>
          <table:table-cell office:value-type="string">
            <text:p>por</text:p>
          </table:table-cell>
          <table:table-cell table:style-name="ce18" office:value-type="string">
            <text:p>Négligence</text:p>
          </table:table-cell>
          <table:table-cell table:style-name="ce20"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office:value-type="string">
            <text:p>True</text:p>
          </table:table-cell>
          <table:table-cell office:value-type="string">
            <text:p><text:s/></text:p>
          </table:table-cell>
          <table:table-cell table:style-name="ce24" office:value-type="string">
            <text:p>NEGLIGENC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THER</text:p>
          </table:table-cell>
          <table:table-cell office:value-type="string">
            <text:p>por</text:p>
          </table:table-cell>
          <table:table-cell table:style-name="ce18" office:value-type="string">
            <text:p>Autre</text:p>
          </table:table-cell>
          <table:table-cell table:style-name="ce20"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office:value-type="string">
            <text:p>True</text:p>
          </table:table-cell>
          <table:table-cell office:value-type="string">
            <text:p><text:s/></text:p>
          </table:table-cell>
          <table:table-cell table:style-name="ce24" office:value-type="string">
            <text:p>OTRACAUS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PLAGUE</text:p>
          </table:table-cell>
          <table:table-cell office:value-type="string">
            <text:p>por</text:p>
          </table:table-cell>
          <table:table-cell table:style-name="ce18" office:value-type="string">
            <text:p>Plagues</text:p>
          </table:table-cell>
          <table:table-cell table:style-name="ce20" office:value-type="string">
            <text:p>Proliferation of organisms which affect communities, agriculture, livestock or fishing goods. Cause of epidemics, contamination, etc.</text:p>
          </table:table-cell>
          <table:table-cell office:value-type="string">
            <text:p>True</text:p>
          </table:table-cell>
          <table:table-cell office:value-type="string">
            <text:p><text:s/></text:p>
          </table:table-cell>
          <table:table-cell table:style-name="ce24"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ROUGHT</text:p>
          </table:table-cell>
          <table:table-cell office:value-type="string">
            <text:p>por</text:p>
          </table:table-cell>
          <table:table-cell table:style-name="ce18" office:value-type="string">
            <text:p>Touchés par la sécheresse</text:p>
          </table:table-cell>
          <table:table-cell table:style-name="ce20" office:value-type="string">
            <text:p>Period of dryness, without rainfall or insufficient rainfall. Cause of forest fires, biological<text:span text:style-name="T8"> </text:span><text:span text:style-name="T7">migrati</text:span><text:span text:style-name="T7">on or </text:span><text:span text:style-name="T7">loss.</text:span></text:p>
          </table:table-cell>
          <table:table-cell office:value-type="string">
            <text:p>True</text:p>
          </table:table-cell>
          <table:table-cell office:value-type="string">
            <text:p><text:s/></text:p>
          </table:table-cell>
          <table:table-cell table:style-name="ce24" office:value-type="string">
            <text:p>SEQU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ARTHQUAKE</text:p>
          </table:table-cell>
          <table:table-cell office:value-type="string">
            <text:p>por</text:p>
          </table:table-cell>
          <table:table-cell table:style-name="ce18" office:value-type="string">
            <text:p>Tremblement de terre</text:p>
          </table:table-cell>
          <table:table-cell table:style-name="ce20"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office:value-type="string">
            <text:p>True</text:p>
          </table:table-cell>
          <table:table-cell office:value-type="string">
            <text:p><text:s/></text:p>
          </table:table-cell>
          <table:table-cell table:style-name="ce24" office:value-type="string">
            <text:p>SISM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FORESTATION</text:p>
          </table:table-cell>
          <table:table-cell office:value-type="string">
            <text:p>por</text:p>
          </table:table-cell>
          <table:table-cell table:style-name="ce18" office:value-type="string">
            <text:p>Exploitation forestière</text:p>
          </table:table-cell>
          <table:table-cell table:style-name="ce20" office:value-type="string">
            <text:p>Equivalent to deforestation. Cause of flooding, landslides, biological migration or loss, etc.</text:p>
          </table:table-cell>
          <table:table-cell office:value-type="string">
            <text:p>True</text:p>
          </table:table-cell>
          <table:table-cell office:value-type="string">
            <text:p><text:s/></text:p>
          </table:table-cell>
          <table:table-cell table:style-name="ce24" office:value-type="string">
            <text:p>TA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ORM</text:p>
          </table:table-cell>
          <table:table-cell office:value-type="string">
            <text:p>por</text:p>
          </table:table-cell>
          <table:table-cell table:style-name="ce18" office:value-type="string">
            <text:p>Storm</text:p>
          </table:table-cell>
          <table:table-cell table:style-name="ce20" office:value-type="string">
            <text:p>Rain, accompanied by strong winds and/or electrical discharge. Cause of flooding.</text:p>
          </table:table-cell>
          <table:table-cell office:value-type="string">
            <text:p>True</text:p>
          </table:table-cell>
          <table:table-cell office:value-type="string">
            <text:p><text:s/></text:p>
          </table:table-cell>
          <table:table-cell table:style-name="ce24" office:value-type="string">
            <text:p>TEMPESTAD</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RONGWIND</text:p>
          </table:table-cell>
          <table:table-cell office:value-type="string">
            <text:p>por</text:p>
          </table:table-cell>
          <table:table-cell table:style-name="ce18" office:value-type="string">
            <text:p>Gale</text:p>
          </table:table-cell>
          <table:table-cell table:style-name="ce20" office:value-type="string">
            <text:p>Atmospheric disturbance which generates strong, destructive winds, normally without rain. Cause of landslides. Key words: wind, strong wind, hurricane, whirlwind, squall, blizzard, typhoon, gust. <text:s text:c="6"/></text:p>
          </table:table-cell>
          <table:table-cell office:value-type="string">
            <text:p>True</text:p>
          </table:table-cell>
          <table:table-cell office:value-type="string">
            <text:p><text:s/></text:p>
          </table:table-cell>
          <table:table-cell table:style-name="ce24" office:value-type="string">
            <text:p>VENDAV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504">
          <table:table-cell table:number-columns-repeated="254"/>
        </table:table-row>
        <table:table-row table:style-name="ro1">
          <table:table-cell table:number-columns-repeated="25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1"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2-17">02/17/2009</text:date>, <text:time>11:12:21</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Mario Yandar</meta:initial-creator>
    <meta:creation-date>2007-11-18T13:44:00</meta:creation-date>
    <dc:creator>Mario Yandar</dc:creator>
    <dc:date>2009-02-17T11:12:21</dc:date>
    <dc:language>es-CO</dc:language>
    <meta:editing-cycles>59</meta:editing-cycles>
    <meta:editing-duration>PT11H37M50S</meta:editing-duration>
    <meta:document-statistic meta:table-count="8" meta:cell-count="2956" meta:object-count="0"/>
    <meta:user-defined meta:name="Info 1"/>
    <meta:user-defined meta:name="Info 2"/>
    <meta:user-defined meta:name="Info 3"/>
    <meta:user-defined meta:name="Info 4"/>
  </office:meta>
</office:document-meta>
</file>